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marker-end="Arrow" draw:marker-end-width="0.457cm" draw:textarea-horizontal-align="center" draw:textarea-vertical-align="middle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609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Fine_20_Dashed_20__28_var_29_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02cm" svg:stroke-color="#ffff00" draw:marker-start="Arrow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ffff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ff00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" svg:stroke-width="0.102cm" svg:stroke-color="#000000" draw:marker-start="" draw:marker-start-width="0.452cm" draw:marker-start-center="false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1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solid" draw:stroke-dash="Dash_20_1" svg:stroke-width="0.102cm" svg:stroke-color="#23ff23" draw:marker-start="" draw:marker-start-width="0.452cm" draw:marker-start-center="false" draw:marker-end="Arrow" draw:marker-end-width="0.452cm" draw:marker-end-center="false" svg:stroke-opacity="100%" draw:stroke-linejoin="round" draw:secondary-fill-color="#99ccff" draw:fill-gradient-name="Gradient_20_7" draw:gradient-step-count="0" draw:fill-hatch-name="Hatch_20_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>
      <style:graphic-properties draw:stroke="solid" draw:stroke-dash="Fine_20_Dashed_20__28_var_29_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02cm" svg:stroke-color="#ffff00" draw:marker-start-width="0.352cm" draw:marker-end-width="0.352cm" draw:fill="none" draw:fill-color="#9999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02cm" svg:stroke-color="#23ff23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6" style:family="graphic" style:parent-style-name="standard">
      <style:graphic-properties draw:stroke="solid" svg:stroke-width="0.102cm" svg:stroke-color="#23ff23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9.604cm"/>
    </style:style>
    <style:style style:name="pr8" style:family="presentation" style:parent-style-name="Default-outline1">
      <style:graphic-properties draw:fill-color="#ffffff" draw:auto-grow-height="true" fo:min-height="7.558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-color="#ffffff" draw:auto-grow-height="true" fo:min-height="2.478cm"/>
    </style:style>
    <style:style style:name="pr11" style:family="presentation" style:parent-style-name="Default-outline1">
      <style:graphic-properties draw:fill-color="#ffffff" draw:auto-grow-height="true" fo:min-height="11.843cm"/>
    </style:style>
    <style:style style:name="pr12" style:family="presentation" style:parent-style-name="Default-outline1">
      <style:graphic-properties draw:fill-color="#ffffff" draw:auto-grow-height="true" fo:min-height="3.81cm"/>
    </style:style>
    <style:style style:name="pr13" style:family="presentation" style:parent-style-name="Default-outline1">
      <style:graphic-properties draw:fill-color="#ffffff" draw:auto-grow-height="true" fo:min-height="5.6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text:enable-numbering="true" fo:margin-left="1.2cm" fo:margin-right="0cm" fo:text-indent="-0.9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color="#ffff00" fo:font-size="24pt" fo:font-weight="bold"/>
    </style:style>
    <style:style style:name="P12" style:family="paragraph">
      <style:paragraph-properties fo:margin-left="0.6cm" fo:margin-right="0cm" fo:text-indent="-0.6cm"/>
      <style:text-properties fo:font-size="16pt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color="#ffff00" fo:font-size="18pt" fo:font-weight="bold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text:enable-numbering="false"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color="#ffff00" fo:font-size="18pt" style:font-size-asian="18pt" style:font-size-complex="18pt"/>
    </style:style>
    <style:style style:name="P22" style:family="paragraph">
      <style:paragraph-properties fo:text-align="center"/>
      <style:text-properties fo:color="#ffff00" fo:font-size="18pt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4" style:family="paragraph">
      <style:paragraph-properties fo:text-align="center"/>
      <style:text-properties fo:color="#ffff00"/>
    </style:style>
    <style:style style:name="P25" style:family="paragraph">
      <style:paragraph-properties fo:margin-left="0cm" fo:margin-right="0cm" fo:text-indent="0cm"/>
      <style:text-properties fo:color="#23ff23" fo:font-size="18pt" fo:font-weight="bold"/>
    </style:style>
    <style:style style:name="P2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9" style:family="paragraph">
      <style:paragraph-properties text:enable-numbering="false" fo:margin-left="1.2cm" fo:margin-right="0cm" fo:text-indent="-0.9cm"/>
      <style:text-properties fo:font-size="20pt" fo:font-weight="bold"/>
    </style:style>
    <style:style style:name="P30" style:family="paragraph">
      <style:paragraph-properties fo:margin-left="0cm" fo:margin-right="0cm" fo:text-align="center" fo:text-indent="0cm"/>
      <style:text-properties fo:font-size="18pt" fo:font-weight="bold"/>
    </style:style>
    <style:style style:name="P31" style:family="paragraph">
      <style:paragraph-properties fo:margin-left="1.2cm" fo:margin-right="0cm" fo:text-indent="-0.9cm"/>
      <style:text-properties fo:font-size="20pt" fo:font-weight="bold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style:paragraph-properties fo:margin-left="0cm" fo:margin-right="0cm" fo:text-align="center" fo:text-indent="0cm"/>
      <style:text-properties fo:font-size="16pt" fo:font-weight="bold" style:font-size-asian="18pt" style:font-size-complex="18pt"/>
    </style:style>
    <style:style style:name="P34" style:family="paragraph">
      <style:paragraph-properties fo:text-align="center"/>
      <style:text-properties fo:font-size="16pt" style:font-size-asian="18pt" style:font-size-complex="18pt"/>
    </style:style>
    <style:style style:name="P35" style:family="paragraph">
      <style:paragraph-properties fo:margin-left="0cm" fo:margin-right="0cm" fo:text-indent="0cm"/>
      <style:text-properties fo:color="#23ff23" fo:font-size="16pt" fo:font-style="italic" fo:font-weight="bold"/>
    </style:style>
    <style:style style:name="P36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7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5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6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7" style:family="text">
      <style:text-properties fo:color="#ffcc99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8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9" style:family="text">
      <style:text-properties fo:color="#00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1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2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23ff23" fo:font-size="18pt" fo:font-weight="bold"/>
    </style:style>
    <style:style style:name="T14" style:family="text">
      <style:text-properties fo:color="#ffff00" fo:font-size="24pt" fo:font-weight="bold"/>
    </style:style>
    <style:style style:name="T15" style:family="text">
      <style:text-properties fo:color="#23ff23"/>
    </style:style>
    <style:style style:name="T16" style:family="text">
      <style:text-properties style:text-position="33% 58%"/>
    </style:style>
    <style:style style:name="T17" style:family="text">
      <style:text-properties fo:color="#ffff00" fo:font-size="18pt" fo:font-weight="bold"/>
    </style:style>
    <style:style style:name="T18" style:family="text">
      <style:text-properties fo:color="#ffcc99" fo:font-size="22pt" fo:font-weight="bold"/>
    </style:style>
    <style:style style:name="T19" style:family="text">
      <style:text-properties fo:color="#ffffff" fo:font-size="22pt" fo:font-weight="bold"/>
    </style:style>
    <style:style style:name="T20" style:family="text">
      <style:text-properties fo:color="#00ffff" fo:font-size="22pt" fo:font-weight="bold"/>
    </style:style>
    <style:style style:name="T21" style:family="text">
      <style:text-properties fo:color="#23ff23" fo:font-size="22pt" fo:font-weight="bold"/>
    </style:style>
    <style:style style:name="T22" style:family="text">
      <style:text-properties fo:color="#ccccff" fo:font-size="22pt" fo:font-weight="bold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5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6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8" style:family="text">
      <style:text-properties fo:color="#ff808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9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30" style:family="text">
      <style:text-properties fo:color="#ffffff"/>
    </style:style>
    <style:style style:name="T31" style:family="text">
      <style:text-properties fo:color="#23ff23" style:text-outline="false" style:text-line-through-style="none" style:text-position="0% 100%" fo:font-family="'Lucida Sans'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32" style:family="text">
      <style:text-properties fo:color="#ffff00" fo:font-size="18pt" style:font-size-asian="18pt" style:font-size-complex="18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ccccff"/>
    </style:style>
    <style:style style:name="T35" style:family="text">
      <style:text-properties fo:color="#ccccff" fo:font-size="20pt" fo:font-weight="bold"/>
    </style:style>
    <style:style style:name="T36" style:family="text">
      <style:text-properties fo:color="#ffff00" fo:font-size="20pt" fo:font-weight="bold"/>
    </style:style>
    <style:style style:name="T37" style:family="text">
      <style:text-properties fo:color="#23ff23" fo:font-size="20pt" fo:font-weight="bold"/>
    </style:style>
    <style:style style:name="T38" style:family="text">
      <style:text-properties fo:color="#23ff23" fo:font-size="16pt" fo:font-weight="bold"/>
    </style:style>
    <style:style style:name="T39" style:family="text">
      <style:text-properties fo:font-size="20pt" fo:font-weight="bold"/>
    </style:style>
    <style:style style:name="T40" style:family="text">
      <style:text-properties fo:font-size="18pt" fo:font-weight="bold"/>
    </style:style>
    <style:style style:name="T41" style:family="text">
      <style:text-properties fo:color="#ccccff" fo:font-size="24pt" fo:font-weight="bold"/>
    </style:style>
    <style:style style:name="T42" style:family="text">
      <style:text-properties fo:font-size="24pt" fo:font-weight="bold"/>
    </style:style>
    <style:style style:name="T43" style:family="text">
      <style:text-properties fo:color="#23ff23" fo:font-size="24pt" fo:font-weight="bold"/>
    </style:style>
    <style:style style:name="T44" style:family="text">
      <style:text-properties fo:color="#ffcc99" fo:font-size="24pt" fo:font-weight="bold"/>
    </style:style>
    <style:style style:name="T45" style:family="text">
      <style:text-properties fo:font-size="16pt" fo:font-weight="bold" style:font-size-asian="18pt" style:font-size-complex="18pt"/>
    </style:style>
    <style:style style:name="T46" style:family="text">
      <style:text-properties fo:color="#23ff23" fo:font-size="16pt" fo:font-style="italic" fo:font-weight="bold"/>
    </style:style>
    <style:style style:name="T47" style:family="text">
      <style:text-properties fo:color="#23ff23" style:text-position="-33% 58%"/>
    </style:style>
    <style:style style:name="T48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linked lists and trees</presentation:footer-decl>
      <presentation:footer-decl presentation:name="ftr2">CMPTxxxx</presentation:footer-decl>
      <presentation:date-time-decl presentation:name="dtd1" presentation:source="fixed">26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93cm" svg:x="1.4cm" svg:y="1.386cm" presentation:class="title" presentation:user-transformed="true">
          <draw:text-box>
            <text:p text:style-name="P1"><text:span text:style-name="T1">§12.7-12.11, 14.7-14.8: </text:span><text:span text:style-name="T1"><text:line-break/></text:span><text:span text:style-name="T1">Linked Lists and</text:span><text:span text:style-name="T1"><text:line-break/></text:span><text:span text:style-name="T1">Binary Search Tree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p text:style-name="P1">26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2" draw:text-style-name="P3" draw:layer="layout" svg:x1="25.7cm" svg:y1="15.775cm" svg:x2="23.795cm" svg:y2="17.68cm">
          <text:p/>
        </draw:line>
        <draw:frame presentation:style-name="pr4" draw:text-style-name="P1" draw:layer="layout" svg:width="25.199cm" svg:height="3.178cm" svg:x="1cm" svg:y="0.337cm" presentation:class="title">
          <draw:text-box>
            <text:p text:style-name="P1">Linked lists: creating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<text:span text:style-name="T2">linked list</text:span> is a dynamic ADT where each item in the list contains a <text:span text:style-name="T2">pointer</text:span> to the next item:</text:p>
              </text:list-item>
            </text:list>
            <text:p text:style-name="P4"><text:span text:style-name="T3">class</text:span><text:span text:style-name="T4"> </text:span><text:span text:style-name="T5">Node</text:span><text:span text:style-name="T6">:</text:span></text:p>
            <text:p text:style-name="P5"><text:span text:style-name="T7">def</text:span><text:span text:style-name="T8"> </text:span><text:span text:style-name="T9">__init__</text:span><text:span text:style-name="T8">(self, </text:span><text:span text:style-name="T10">data</text:span><text:span text:style-name="T8">=</text:span><text:span text:style-name="T11">None</text:span><text:span text:style-name="T8">, </text:span><text:span text:style-name="T10">next</text:span><text:span text:style-name="T8">=</text:span><text:span text:style-name="T11">None</text:span><text:span text:style-name="T8">):</text:span></text:p>
            <text:p text:style-name="P6"><text:span text:style-name="T8">self.</text:span><text:span text:style-name="T10">data</text:span><text:span text:style-name="T8"> = </text:span><text:span text:style-name="T10">data</text:span></text:p>
            <text:p text:style-name="P6"><text:span text:style-name="T8">self.</text:span><text:span text:style-name="T10">next</text:span><text:span text:style-name="T8"> = </text:span><text:span text:style-name="T10">next</text:span></text:p>
            <text:p text:style-name="P4"><text:span text:style-name="T6"/></text:p>
            <text:p text:style-name="P4"><text:span text:style-name="T12">n1</text:span><text:span text:style-name="T6"> = Node()</text:span></text:p>
            <text:p text:style-name="P4"><text:span text:style-name="T12">n2</text:span><text:span text:style-name="T6"> = Node()</text:span></text:p>
            <text:p text:style-name="P4"><text:span text:style-name="T12">n1</text:span><text:span text:style-name="T6">.</text:span><text:span text:style-name="T4">next</text:span><text:span text:style-name="T6"> = </text:span><text:span text:style-name="T12">n2</text:span></text:p>
          </draw:text-box>
        </draw:frame>
        <draw:rect draw:style-name="gr3" draw:text-style-name="P9" draw:id="id3" draw:layer="layout" svg:width="1.905cm" svg:height="1.905cm" svg:x="14.605cm" svg:y="12.7cm">
          <text:p text:style-name="P8"><text:span text:style-name="T13">data</text:span></text:p>
        </draw:rect>
        <draw:rect draw:style-name="gr3" draw:text-style-name="P9" draw:layer="layout" svg:width="1.905cm" svg:height="1.905cm" svg:x="16.506cm" svg:y="12.701cm">
          <text:p text:style-name="P8"><text:span text:style-name="T13">next</text:span></text:p>
        </draw:rect>
        <draw:rect draw:style-name="gr3" draw:text-style-name="P9" draw:id="id1" draw:layer="layout" svg:width="1.905cm" svg:height="1.905cm" svg:x="20.005cm" svg:y="12.7cm">
          <text:p text:style-name="P8"><text:span text:style-name="T13">data</text:span></text:p>
        </draw:rect>
        <draw:rect draw:style-name="gr3" draw:text-style-name="P9" draw:layer="layout" svg:width="1.905cm" svg:height="1.905cm" svg:x="21.906cm" svg:y="12.701cm">
          <text:p text:style-name="P8"><text:span text:style-name="T13">next</text:span></text:p>
        </draw:rect>
        <draw:rect draw:style-name="gr3" draw:text-style-name="P9" draw:id="id2" draw:layer="layout" svg:width="1.905cm" svg:height="1.905cm" svg:x="21.905cm" svg:y="15.7cm">
          <text:p text:style-name="P8"><text:span text:style-name="T13">data</text:span></text:p>
        </draw:rect>
        <draw:rect draw:style-name="gr3" draw:text-style-name="P9" draw:layer="layout" svg:width="1.905cm" svg:height="1.905cm" svg:x="23.806cm" svg:y="15.701cm">
          <text:p text:style-name="P8"><text:span text:style-name="T13">next</text:span></text:p>
        </draw:rect>
        <draw:connector draw:style-name="gr4" draw:text-style-name="P3" draw:layer="layout" draw:type="line" svg:x1="17.52cm" svg:y1="14.123cm" svg:x2="20.005cm" svg:y2="13.652cm" draw:end-shape="id1" draw:end-glue-point="3" svg:d="m17520 14123 2485-471">
          <text:p/>
        </draw:connector>
        <draw:connector draw:style-name="gr4" draw:text-style-name="P3" draw:layer="layout" draw:type="line" svg:x1="23.121cm" svg:y1="14.124cm" svg:x2="25.606cm" svg:y2="13.653cm" svg:d="m23121 14124 2485-471">
          <text:p/>
        </draw:connector>
        <draw:connector draw:style-name="gr4" draw:text-style-name="P3" draw:layer="layout" draw:type="line" svg:x1="19.322cm" svg:y1="17.125cm" svg:x2="21.905cm" svg:y2="16.652cm" draw:end-shape="id2" draw:end-glue-point="3" svg:d="m19322 17125 2583-473">
          <text:p/>
        </draw:connector>
        <draw:frame draw:style-name="gr5" draw:text-style-name="P11" draw:layer="layout" svg:width="2.16cm" svg:height="1.337cm" svg:x="25.63cm" svg:y="12.882cm">
          <draw:text-box>
            <text:p text:style-name="P10"><text:span text:style-name="T14">. . .</text:span></text:p>
          </draw:text-box>
        </draw:frame>
        <draw:frame draw:style-name="gr5" draw:text-style-name="P11" draw:layer="layout" svg:width="2.16cm" svg:height="1.337cm" svg:x="17.697cm" svg:y="16.247cm">
          <draw:text-box>
            <text:p text:style-name="P10"><text:span text:style-name="T14">. . .</text:span></text:p>
          </draw:text-box>
        </draw:frame>
        <draw:connector draw:style-name="gr6" draw:text-style-name="P3" draw:layer="layout" draw:type="line" svg:x1="11.485cm" svg:y1="14.441cm" svg:x2="14.605cm" svg:y2="13.652cm" draw:end-shape="id3" draw:end-glue-point="3" svg:d="m11485 14441 3120-789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linked list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Index</text:span> into list (get a <text:span text:style-name="T2">reference</text:span> to <text:span text:style-name="T15">n</text:span><text:span text:style-name="T16">th</text:span> node)</text:p>
              </text:list-item>
              <text:list-item>
                <text:p text:style-name="P1"><text:span text:style-name="T2">Print</text:span> out the list</text:p>
              </text:list-item>
              <text:list-item>
                <text:p text:style-name="P1"><text:span text:style-name="T2">Search</text:span> list for given data (<text:span text:style-name="T2">cargo</text:span>/payload)</text:p>
              </text:list-item>
              <text:list-item>
                <text:p text:style-name="P1"><text:span text:style-name="T2">Insert</text:span> a new node into a linked list</text:p>
              </text:list-item>
              <text:list-item>
                <text:p text:style-name="P1"><text:span text:style-name="T2">Delete</text:span> a node from a linked list</text:p>
                <text:list>
                  <text:list-item>
                    <text:p text:style-name="P1">By <text:span text:style-name="T2">index</text:span> (0, 1, 2, ...) or by <text:span text:style-name="T2">cargo</text:span></text:p>
                  </text:list-item>
                </text:list>
              </text:list-item>
            </text:list>
          </draw:text-box>
        </draw:frame>
        <draw:line draw:style-name="gr2" draw:text-style-name="P3" draw:layer="layout" svg:x1="21.041cm" svg:y1="15.306cm" svg:x2="19.136cm" svg:y2="17.211cm">
          <text:p/>
        </draw:line>
        <draw:rect draw:style-name="gr3" draw:text-style-name="P9" draw:layer="layout" svg:width="1.905cm" svg:height="1.905cm" svg:x="6.206cm" svg:y="15.3cm">
          <text:p text:style-name="P8"><text:span text:style-name="T13">data</text:span></text:p>
        </draw:rect>
        <draw:rect draw:style-name="gr3" draw:text-style-name="P9" draw:layer="layout" svg:width="1.905cm" svg:height="1.905cm" svg:x="8.107cm" svg:y="15.301cm">
          <text:p text:style-name="P8"><text:span text:style-name="T13">next</text:span></text:p>
        </draw:rect>
        <draw:rect draw:style-name="gr3" draw:text-style-name="P9" draw:id="id4" draw:layer="layout" svg:width="1.905cm" svg:height="1.905cm" svg:x="11.606cm" svg:y="15.3cm">
          <text:p text:style-name="P8"><text:span text:style-name="T13">data</text:span></text:p>
        </draw:rect>
        <draw:rect draw:style-name="gr3" draw:text-style-name="P9" draw:layer="layout" svg:width="1.905cm" svg:height="1.905cm" svg:x="13.507cm" svg:y="15.301cm">
          <text:p text:style-name="P8"><text:span text:style-name="T13">next</text:span></text:p>
        </draw:rect>
        <draw:rect draw:style-name="gr3" draw:text-style-name="P9" draw:layer="layout" svg:width="1.905cm" svg:height="1.905cm" svg:x="17.246cm" svg:y="15.231cm">
          <text:p text:style-name="P8"><text:span text:style-name="T13">data</text:span></text:p>
        </draw:rect>
        <draw:rect draw:style-name="gr3" draw:text-style-name="P9" draw:layer="layout" svg:width="1.905cm" svg:height="1.905cm" svg:x="19.147cm" svg:y="15.232cm">
          <text:p text:style-name="P8"><text:span text:style-name="T13">next</text:span></text:p>
        </draw:rect>
        <draw:connector draw:style-name="gr4" draw:text-style-name="P3" draw:layer="layout" draw:type="line" svg:x1="9.121cm" svg:y1="16.723cm" svg:x2="11.606cm" svg:y2="16.252cm" draw:end-shape="id4" draw:end-glue-point="3" svg:d="m9121 16723 2485-471">
          <text:p/>
        </draw:connector>
        <draw:connector draw:style-name="gr4" draw:text-style-name="P3" draw:layer="layout" draw:type="line" svg:x1="14.722cm" svg:y1="16.724cm" svg:x2="17.207cm" svg:y2="16.253cm" svg:d="m14722 16724 2485-471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Inserting a node into a linked list</text:p>
          </draw:text-box>
        </draw:frame>
        <draw:frame presentation:style-name="pr7" draw:text-style-name="P13" draw:layer="layout" svg:width="25.199cm" svg:height="9.604cm" svg:x="1.4cm" svg:y="4.507cm" presentation:class="outline" presentation:user-transformed="true">
          <draw:text-box>
            <text:list text:style-name="L3">
              <text:list-item>
                <text:p text:style-name="P1">Follow pointers to get to the right <text:span text:style-name="T2">spot</text:span></text:p>
                <text:list>
                  <text:list-item>
                    <text:p text:style-name="P1"><text:span text:style-name="T2">Create</text:span> a new node with the given cargo</text:p>
                  </text:list-item>
                  <text:list-item>
                    <text:p text:style-name="P1"><text:span text:style-name="T2">Thread</text:span> new node into the list</text:p>
                  </text:list-item>
                </text:list>
              </text:list-item>
            </text:list>
            <text:p text:style-name="P4"><text:span text:style-name="T12">newitem</text:span><text:span text:style-name="T6"> = Node(</text:span><text:span text:style-name="T4">data</text:span><text:span text:style-name="T6">)</text:span></text:p>
            <text:p text:style-name="P4"><text:span text:style-name="T12">newitem</text:span><text:span text:style-name="T6">.</text:span><text:span text:style-name="T4">next</text:span><text:span text:style-name="T6"> = </text:span><text:span text:style-name="T12">cur</text:span><text:span text:style-name="T6">.</text:span><text:span text:style-name="T4">next</text:span></text:p>
            <text:p text:style-name="P4"><text:span text:style-name="T12">cur</text:span><text:span text:style-name="T6">.</text:span><text:span text:style-name="T4">next</text:span><text:span text:style-name="T6"> = </text:span><text:span text:style-name="T12">newitem</text:span></text:p>
            <text:list text:continue-numbering="true" text:style-name="L3">
              <text:list-item>
                <text:list>
                  <text:list-item>
                    <text:p text:style-name="P1">What about inserting at <text:span text:style-name="T2">head</text:span> of list?</text:p>
                  </text:list-item>
                </text:list>
              </text:list-item>
            </text:list>
          </draw:text-box>
        </draw:frame>
        <draw:rect draw:style-name="gr3" draw:text-style-name="P9" draw:id="id7" draw:layer="layout" svg:width="1.905cm" svg:height="1.905cm" svg:x="6.65cm" svg:y="14.13cm">
          <text:p text:style-name="P8"><text:span text:style-name="T13">data</text:span></text:p>
        </draw:rect>
        <draw:rect draw:style-name="gr3" draw:text-style-name="P9" draw:layer="layout" svg:width="1.905cm" svg:height="1.905cm" svg:x="8.551cm" svg:y="14.131cm">
          <text:p text:style-name="P8"><text:span text:style-name="T13">next</text:span></text:p>
        </draw:rect>
        <draw:rect draw:style-name="gr3" draw:text-style-name="P9" draw:id="id6" draw:layer="layout" svg:width="1.905cm" svg:height="1.905cm" svg:x="12.27cm" svg:y="17.374cm">
          <text:p text:style-name="P8"><text:span text:style-name="T13">data</text:span></text:p>
        </draw:rect>
        <draw:rect draw:style-name="gr3" draw:text-style-name="P9" draw:layer="layout" svg:width="1.905cm" svg:height="1.905cm" svg:x="14.171cm" svg:y="17.375cm">
          <text:p text:style-name="P8"><text:span text:style-name="T13">next</text:span></text:p>
        </draw:rect>
        <draw:rect draw:style-name="gr3" draw:text-style-name="P9" draw:id="id5" draw:layer="layout" svg:width="1.905cm" svg:height="1.905cm" svg:x="17.985cm" svg:y="14.1cm">
          <text:p text:style-name="P8"><text:span text:style-name="T13">data</text:span></text:p>
        </draw:rect>
        <draw:rect draw:style-name="gr3" draw:text-style-name="P9" draw:layer="layout" svg:width="1.905cm" svg:height="1.905cm" svg:x="19.886cm" svg:y="14.101cm">
          <text:p text:style-name="P8"><text:span text:style-name="T13">next</text:span></text:p>
        </draw:rect>
        <draw:connector draw:style-name="gr4" draw:text-style-name="P3" draw:id="id8" draw:layer="layout" draw:type="line" svg:x1="9.565cm" svg:y1="15.553cm" svg:x2="17.985cm" svg:y2="15.052cm" draw:end-shape="id5" draw:end-glue-point="3" svg:d="m9565 15553 8420-501">
          <text:p/>
        </draw:connector>
        <draw:connector draw:style-name="gr4" draw:text-style-name="P3" draw:layer="layout" draw:type="line" svg:x1="10.254cm" svg:y1="18.322cm" svg:x2="12.27cm" svg:y2="18.326cm" draw:end-shape="id6" draw:end-glue-point="3" svg:d="m10254 18322 2016 4">
          <text:p/>
        </draw:connector>
        <draw:connector draw:style-name="gr7" draw:text-style-name="P3" draw:layer="layout" draw:type="line" svg:x1="5.069cm" svg:y1="15.104cm" svg:x2="6.65cm" svg:y2="15.082cm" draw:end-shape="id7" draw:end-glue-point="3" svg:d="m5069 15104 1581-22">
          <text:p/>
        </draw:connector>
        <draw:connector draw:style-name="gr8" draw:text-style-name="P3" draw:layer="layout" draw:type="line" svg:x1="9.565cm" svg:y1="15.553cm" svg:x2="12.27cm" svg:y2="18.326cm" draw:start-shape="id8" draw:start-glue-point="2" svg:d="m9565 15553 2705 2773">
          <text:p/>
        </draw:connector>
        <draw:connector draw:style-name="gr8" draw:text-style-name="P3" draw:layer="layout" draw:type="line" svg:x1="15.223cm" svg:y1="17.678cm" svg:x2="17.985cm" svg:y2="15.052cm" draw:end-shape="id5" draw:end-glue-point="3" svg:d="m15223 17678 2762-2626">
          <text:p/>
        </draw:connector>
        <draw:frame draw:style-name="gr5" draw:text-style-name="P15" draw:layer="layout" svg:width="3.688cm" svg:height="1.088cm" svg:x="6.803cm" svg:y="17.639cm">
          <draw:text-box>
            <text:p text:style-name="P14"><text:span text:style-name="T17">newitem</text:span></text:p>
          </draw:text-box>
        </draw:frame>
        <draw:frame draw:style-name="gr5" draw:text-style-name="P15" draw:layer="layout" svg:width="1.745cm" svg:height="1.088cm" svg:x="3.975cm" svg:y="14.14cm">
          <draw:text-box>
            <text:p text:style-name="P14"><text:span text:style-name="T17">cur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() method: code</text:p>
          </draw:text-box>
        </draw:frame>
        <draw:frame presentation:style-name="pr5" draw:text-style-name="P13" draw:layer="layout" svg:width="25.199cm" svg:height="14.561cm" svg:x="1.4cm" svg:y="4.507cm" presentation:class="outline" presentation:user-transformed="true">
          <draw:text-box>
            <text:p text:style-name="P13"><text:span text:style-name="T18">def</text:span><text:span text:style-name="T19"> </text:span><text:span text:style-name="T20">insert</text:span><text:span text:style-name="T19"> (self, </text:span><text:span text:style-name="T21">n</text:span><text:span text:style-name="T19">, </text:span><text:span text:style-name="T21">data</text:span><text:span text:style-name="T19">=</text:span><text:span text:style-name="T22">None</text:span><text:span text:style-name="T19">):</text:span></text:p>
            <text:p text:style-name="P16"><text:span text:style-name="T23">"""Insert a new node into linked list at position n."""</text:span></text:p>
            <text:p text:style-name="P16"><text:span text:style-name="T24">newitem</text:span><text:span text:style-name="T25"> = Node(</text:span><text:span text:style-name="T23">data</text:span><text:span text:style-name="T25">)</text:span></text:p>
            <text:p text:style-name="P16"><text:span text:style-name="T25">if n == 0: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# new head: modify self</text:span></text:p>
            <text:p text:style-name="P4"><text:span text:style-name="T12">newitem</text:span><text:span text:style-name="T6">.</text:span><text:span text:style-name="T4">next</text:span><text:span text:style-name="T6"> = </text:span><text:span text:style-name="T12">self</text:span></text:p>
            <text:p text:style-name="P4"><text:span text:style-name="T12">self</text:span><text:span text:style-name="T6"> = </text:span><text:span text:style-name="T12">newitem</text:span></text:p>
            <text:p text:style-name="P16"><text:span text:style-name="T25">else:</text:span></text:p>
            <text:p text:style-name="P4"><text:span text:style-name="T12">cur</text:span><text:span text:style-name="T6"> = self</text:span></text:p>
            <text:p text:style-name="P4"><text:span text:style-name="T3">for</text:span><text:span text:style-name="T6"> idx </text:span><text:span text:style-name="T3">in</text:span><text:span text:style-name="T6"> </text:span><text:span text:style-name="T27">range</text:span><text:span text:style-name="T6">(</text:span><text:span text:style-name="T4">n</text:span><text:span text:style-name="T6">-1):</text:span><text:span text:style-name="T6"><text:tab/></text:span><text:span text:style-name="T6"><text:tab/></text:span><text:span text:style-name="T28"># get to proper position</text:span></text:p>
            <text:p text:style-name="P5"><text:span text:style-name="T29">cur</text:span><text:span text:style-name="T8"> = </text:span><text:span text:style-name="T29">cur</text:span><text:span text:style-name="T8">.</text:span><text:span text:style-name="T10">next</text:span></text:p>
            <text:p text:style-name="P4"><text:span text:style-name="T12">newitem</text:span><text:span text:style-name="T6">.</text:span><text:span text:style-name="T4">next</text:span><text:span text:style-name="T6"> = </text:span><text:span text:style-name="T12">cur</text:span><text:span text:style-name="T6">.</text:span><text:span text:style-name="T4">next</text:span></text:p>
            <text:p text:style-name="P4"><text:span text:style-name="T12">cur</text:span><text:span text:style-name="T6">.</text:span><text:span text:style-name="T4">next</text:span><text:span text:style-name="T6"> = </text:span><text:span text:style-name="T12">newitem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linked list</text:p>
          </draw:text-box>
        </draw:frame>
        <draw:frame presentation:style-name="pr8" draw:text-style-name="P13" draw:layer="layout" svg:width="25.199cm" svg:height="8.931cm" svg:x="1.4cm" svg:y="4.507cm" presentation:class="outline" presentation:user-transformed="true">
          <draw:text-box>
            <text:list text:style-name="L3">
              <text:list-item>
                <text:p text:style-name="P1">Follow pointers to find the item we want to <text:span text:style-name="T2">delete</text:span></text:p>
                <text:list>
                  <text:list-item>
                    <text:p text:style-name="P1"><text:span text:style-name="T2">Sew</text:span> up links to skip over the item</text:p>
                  </text:list-item>
                  <text:list-item>
                    <text:p text:style-name="P1"><text:span text:style-name="T2">Deallocate</text:span> the item from memory</text:p>
                  </text:list-item>
                </text:list>
              </text:list-item>
            </text:list>
            <text:p text:style-name="P5"><text:span text:style-name="T29">tmp</text:span><text:span text:style-name="T8"> = </text:span><text:span text:style-name="T29">cur</text:span><text:span text:style-name="T8">.</text:span><text:span text:style-name="T10">next</text:span></text:p>
            <text:p text:style-name="P5"><text:span text:style-name="T29">cur</text:span><text:span text:style-name="T8">.</text:span><text:span text:style-name="T10">next</text:span><text:span text:style-name="T8"> = </text:span><text:span text:style-name="T29">tmp</text:span><text:span text:style-name="T8">.</text:span><text:span text:style-name="T10">next</text:span></text:p>
            <text:p text:style-name="P5"><text:span text:style-name="T7">del</text:span><text:span text:style-name="T8"> </text:span><text:span text:style-name="T29">tmp</text:span></text:p>
          </draw:text-box>
        </draw:frame>
        <draw:rect draw:style-name="gr3" draw:text-style-name="P9" draw:id="id11" draw:layer="layout" svg:width="1.905cm" svg:height="1.905cm" svg:x="5.85cm" svg:y="12.73cm">
          <text:p text:style-name="P8"><text:span text:style-name="T13">data</text:span></text:p>
        </draw:rect>
        <draw:rect draw:style-name="gr3" draw:text-style-name="P9" draw:layer="layout" svg:width="1.905cm" svg:height="1.905cm" svg:x="7.751cm" svg:y="12.731cm">
          <text:p text:style-name="P8"><text:span text:style-name="T13">next</text:span></text:p>
        </draw:rect>
        <draw:rect draw:style-name="gr3" draw:text-style-name="P9" draw:id="id10" draw:layer="layout" svg:width="1.905cm" svg:height="1.905cm" svg:x="11.47cm" svg:y="15.974cm">
          <text:p text:style-name="P8"><text:span text:style-name="T13">data</text:span></text:p>
        </draw:rect>
        <draw:rect draw:style-name="gr3" draw:text-style-name="P9" draw:layer="layout" svg:width="1.905cm" svg:height="1.905cm" svg:x="13.371cm" svg:y="15.975cm">
          <text:p text:style-name="P8"><text:span text:style-name="T13">next</text:span></text:p>
        </draw:rect>
        <draw:rect draw:style-name="gr3" draw:text-style-name="P9" draw:id="id9" draw:layer="layout" svg:width="1.905cm" svg:height="1.905cm" svg:x="17.185cm" svg:y="12.7cm">
          <text:p text:style-name="P8"><text:span text:style-name="T13">data</text:span></text:p>
        </draw:rect>
        <draw:rect draw:style-name="gr3" draw:text-style-name="P9" draw:layer="layout" svg:width="1.905cm" svg:height="1.905cm" svg:x="19.086cm" svg:y="12.701cm">
          <text:p text:style-name="P8"><text:span text:style-name="T13">next</text:span></text:p>
        </draw:rect>
        <draw:connector draw:style-name="gr4" draw:text-style-name="P3" draw:id="id12" draw:layer="layout" draw:type="line" svg:x1="8.765cm" svg:y1="14.153cm" svg:x2="17.185cm" svg:y2="13.652cm" draw:end-shape="id9" draw:end-glue-point="3" svg:d="m8765 14153 8420-501">
          <text:p/>
        </draw:connector>
        <draw:connector draw:style-name="gr4" draw:text-style-name="P3" draw:layer="layout" draw:type="line" svg:x1="9.454cm" svg:y1="16.922cm" svg:x2="11.47cm" svg:y2="16.926cm" draw:end-shape="id10" draw:end-glue-point="3" svg:d="m9454 16922 2016 4">
          <text:p/>
        </draw:connector>
        <draw:connector draw:style-name="gr6" draw:text-style-name="P3" draw:layer="layout" draw:type="line" svg:x1="4.269cm" svg:y1="13.704cm" svg:x2="5.85cm" svg:y2="13.682cm" draw:end-shape="id11" draw:end-glue-point="3" svg:d="m4269 13704 1581-22">
          <text:p/>
        </draw:connector>
        <draw:connector draw:style-name="gr8" draw:text-style-name="P3" draw:layer="layout" draw:type="line" svg:x1="8.765cm" svg:y1="14.153cm" svg:x2="11.47cm" svg:y2="16.926cm" draw:start-shape="id12" draw:start-glue-point="2" svg:d="m8765 14153 2705 2773">
          <text:p/>
        </draw:connector>
        <draw:connector draw:style-name="gr8" draw:text-style-name="P3" draw:layer="layout" draw:type="line" svg:x1="14.423cm" svg:y1="16.278cm" svg:x2="17.185cm" svg:y2="13.652cm" draw:end-shape="id9" draw:end-glue-point="3" svg:d="m14423 16278 2762-2626">
          <text:p/>
        </draw:connector>
        <draw:frame draw:style-name="gr5" draw:text-style-name="P15" draw:layer="layout" svg:width="2.02cm" svg:height="1.088cm" svg:x="7.703cm" svg:y="16.239cm">
          <draw:text-box>
            <text:p text:style-name="P14"><text:span text:style-name="T17">tmp</text:span></text:p>
          </draw:text-box>
        </draw:frame>
        <draw:frame draw:style-name="gr9" draw:text-style-name="P15" draw:layer="layout" svg:width="1.645cm" svg:height="0.988cm" svg:x="3.175cm" svg:y="12.79cm">
          <draw:text-box>
            <text:p text:style-name="P14"><text:span text:style-name="T17">cur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Linked lists: algorithmic efficiency</text:p>
          </draw:text-box>
        </draw:frame>
        <draw:frame presentation:style-name="pr5" draw:text-style-name="P13" draw:layer="layout" svg:width="25.199cm" svg:height="16.951cm" svg:x="1.4cm" svg:y="3.907cm" presentation:class="outline" presentation:user-transformed="true">
          <draw:text-box>
            <text:list text:style-name="L3">
              <text:list-item>
                <text:p text:style-name="P1"><text:span text:style-name="T2">Big-O</text:span> notation: <text:span text:style-name="T15">O(n)</text:span> means # operations varies linearly with <text:span text:style-name="T15">n</text:span></text:p>
              </text:list-item>
              <text:list-item>
                <text:p text:style-name="P1">For a <text:span text:style-name="T2">linked list</text:span> with <text:span text:style-name="T15">n</text:span> items:</text:p>
                <text:list>
                  <text:list-item>
                    <text:p text:style-name="P1">Insert at <text:span text:style-name="T2">head</text:span>: don't have to traverse list: <text:span text:style-name="T15">O(1)</text:span></text:p>
                  </text:list-item>
                  <text:list-item>
                    <text:p text:style-name="P1">Append to <text:span text:style-name="T2">tail</text:span>: must walk list: <text:span text:style-name="T15">O(n)</text:span></text:p>
                  </text:list-item>
                  <text:list-item>
                    <text:p text:style-name="P1">General <text:span text:style-name="T2">insert</text:span>:</text:p>
                    <text:list>
                      <text:list-item>
                        <text:p text:style-name="P1"><text:span text:style-name="T2">Worst</text:span>-case: <text:span text:style-name="T15">O(n)</text:span></text:p>
                      </text:list-item>
                      <text:list-item>
                        <text:p text:style-name="P1"><text:span text:style-name="T2">Average</text:span>-case: O(n/2), which is also <text:span text:style-name="T15">O(n)</text:span></text:p>
                      </text:list-item>
                    </text:list>
                  </text:list-item>
                  <text:list-item>
                    <text:p text:style-name="P1"><text:span text:style-name="T2">Deleting</text:span>: also <text:span text:style-name="T15">O(n)</text:span></text:p>
                  </text:list-item>
                </text:list>
              </text:list-item>
              <text:list-item>
                <text:p text:style-name="P1"><text:span text:style-name="T30">Double-headed list (keep a </text:span><text:span text:style-name="T2">tail pointer</text:span><text:span text:style-name="T30">):</text:span></text:p>
                <text:list>
                  <text:list-item>
                    <text:p text:style-name="P1">Speeds up append-to-tail to <text:span text:style-name="T15">O(1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nts of linked list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Circularly</text:span> linked list:</text:p>
                <text:list>
                  <text:list-item>
                    <text:list>
                      <text:list-item>
                        <text:p text:style-name="P1"><text:span text:style-name="T2">tail</text:span>.<text:span text:style-name="T15">next</text:span> = <text:span text:style-name="T2">head</text:span></text:p>
                      </text:list-item>
                    </text:list>
                  </text:list-item>
                  <text:list-item>
                    <text:p text:style-name="P1">How to keep from infinite loop?</text:p>
                  </text:list-item>
                </text:list>
              </text:list-item>
              <text:list-item>
                <text:p text:style-name="P1"><text:span text:style-name="T2">Bidirectional</text:span> linked list:</text:p>
              </text:list-item>
            </text:list>
            <text:p text:style-name="P4"><text:span text:style-name="T3">class</text:span><text:span text:style-name="T4"> </text:span><text:span text:style-name="T5">Node</text:span><text:span text:style-name="T6">:</text:span></text:p>
            <text:p text:style-name="P5"><text:span text:style-name="T7">def</text:span><text:span text:style-name="T8"> </text:span><text:span text:style-name="T9">__init__</text:span><text:span text:style-name="T8">(self, </text:span><text:span text:style-name="T10">data</text:span><text:span text:style-name="T8">=</text:span><text:span text:style-name="T11">None</text:span><text:span text:style-name="T8">, </text:span><text:span text:style-name="T10">prev</text:span><text:span text:style-name="T8">=</text:span><text:span text:style-name="T11">None, </text:span><text:span text:style-name="T10">next</text:span><text:span text:style-name="T8">=</text:span><text:span text:style-name="T11">None</text:span><text:span text:style-name="T8">):</text:span></text:p>
            <text:p text:style-name="P6"><text:span text:style-name="T8">self.</text:span><text:span text:style-name="T10">data</text:span><text:span text:style-name="T8"> = </text:span><text:span text:style-name="T10">data</text:span></text:p>
            <text:p text:style-name="P6"><text:span text:style-name="T8">self.</text:span><text:span text:style-name="T10">prev</text:span><text:span text:style-name="T8"> = </text:span><text:span text:style-name="T10">prev</text:span></text:p>
            <text:p text:style-name="P6"><text:span text:style-name="T8">self.</text:span><text:span text:style-name="T10">next</text:span><text:span text:style-name="T8"> = </text:span><text:span text:style-name="T10">next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rees</text:p>
          </draw:text-box>
        </draw:frame>
        <draw:frame presentation:style-name="pr5" draw:text-style-name="P13" draw:layer="layout" svg:width="21.46cm" svg:height="14.267cm" svg:x="1.4cm" svg:y="4.507cm" presentation:class="outline" presentation:user-transformed="true">
          <draw:text-box>
            <text:list text:style-name="L3">
              <text:list-item>
                <text:p text:style-name="P1">Another kind of dynamic ADT is the <text:span text:style-name="T2">tree</text:span>:</text:p>
                <text:list>
                  <text:list-item>
                    <text:p text:style-name="P1"><text:span text:style-name="T2">Root</text:span>: starting node (one per tree)</text:p>
                    <text:list>
                      <text:list-item>
                        <text:p text:style-name="P1">Could also have a <text:span text:style-name="T2">forest</text:span> of several trees</text:p>
                      </text:list-item>
                    </text:list>
                  </text:list-item>
                  <text:list-item>
                    <text:p text:style-name="P1">Each node has at most one <text:span text:style-name="T2">parent</text:span>, and zero or more <text:span text:style-name="T2">children</text:span></text:p>
                  </text:list-item>
                  <text:list-item>
                    <text:p text:style-name="P1"><text:span text:style-name="T2">Leaves</text:span>: no children</text:p>
                  </text:list-item>
                  <text:list-item>
                    <text:p text:style-name="P1"><text:span text:style-name="T2">Depth</text:span>: length of longest<text:line-break/>path from root</text:p>
                  </text:list-item>
                  <text:list-item>
                    <text:p text:style-name="P1"><text:span text:style-name="T2">Degree</text:span>: max # of <text:line-break/>children per node</text:p>
                  </text:list-item>
                </text:list>
              </text:list-item>
            </text:list>
          </draw:text-box>
        </draw:frame>
        <draw:circle draw:style-name="gr10" draw:text-style-name="P3" draw:id="id13" draw:layer="layout" svg:width="0.635cm" svg:height="0.635cm" svg:x="22.225cm" svg:y="11.16cm">
          <text:p/>
        </draw:circle>
        <draw:circle draw:style-name="gr10" draw:text-style-name="P3" draw:id="id14" draw:layer="layout" svg:width="0.635cm" svg:height="0.635cm" svg:x="19.925cm" svg:y="13.26cm">
          <text:p/>
        </draw:circle>
        <draw:circle draw:style-name="gr10" draw:text-style-name="P3" draw:id="id15" draw:layer="layout" svg:width="0.635cm" svg:height="0.635cm" svg:x="24.825cm" svg:y="13.26cm">
          <text:p/>
        </draw:circle>
        <draw:circle draw:style-name="gr10" draw:text-style-name="P3" draw:id="id20" draw:layer="layout" svg:width="0.635cm" svg:height="0.635cm" svg:x="26.125cm" svg:y="15.46cm">
          <text:p/>
        </draw:circle>
        <draw:circle draw:style-name="gr10" draw:text-style-name="P3" draw:id="id19" draw:layer="layout" svg:width="0.635cm" svg:height="0.635cm" svg:x="24.325cm" svg:y="15.46cm">
          <text:p/>
        </draw:circle>
        <draw:circle draw:style-name="gr10" draw:text-style-name="P3" draw:id="id18" draw:layer="layout" svg:width="0.635cm" svg:height="0.635cm" svg:x="21.825cm" svg:y="15.46cm">
          <text:p/>
        </draw:circle>
        <draw:circle draw:style-name="gr10" draw:text-style-name="P3" draw:id="id17" draw:layer="layout" svg:width="0.635cm" svg:height="0.635cm" svg:x="20.025cm" svg:y="15.46cm">
          <text:p/>
        </draw:circle>
        <draw:circle draw:style-name="gr10" draw:text-style-name="P3" draw:id="id16" draw:layer="layout" svg:width="0.635cm" svg:height="0.635cm" svg:x="18.125cm" svg:y="15.46cm">
          <text:p/>
        </draw:circle>
        <draw:circle draw:style-name="gr10" draw:text-style-name="P3" draw:id="id23" draw:layer="layout" svg:width="0.635cm" svg:height="0.635cm" svg:x="22.425cm" svg:y="17.86cm">
          <text:p/>
        </draw:circle>
        <draw:circle draw:style-name="gr10" draw:text-style-name="P3" draw:id="id22" draw:layer="layout" svg:width="0.635cm" svg:height="0.635cm" svg:x="20.625cm" svg:y="17.86cm">
          <text:p/>
        </draw:circle>
        <draw:circle draw:style-name="gr10" draw:text-style-name="P3" draw:id="id21" draw:layer="layout" svg:width="0.635cm" svg:height="0.635cm" svg:x="18.725cm" svg:y="17.86cm">
          <text:p/>
        </draw:circle>
        <draw:connector draw:style-name="gr11" draw:text-style-name="P3" draw:layer="layout" draw:type="line" svg:x1="22.542cm" svg:y1="11.795cm" svg:x2="20.242cm" svg:y2="13.26cm" draw:start-shape="id13" draw:start-glue-point="2" draw:end-shape="id14" draw:end-glue-point="0" svg:d="m22542 11795-2300 1465">
          <text:p/>
        </draw:connector>
        <draw:connector draw:style-name="gr12" draw:text-style-name="P3" draw:layer="layout" draw:type="line" svg:x1="22.542cm" svg:y1="11.795cm" svg:x2="25.142cm" svg:y2="13.26cm" draw:start-shape="id13" draw:start-glue-point="2" draw:end-shape="id15" draw:end-glue-point="0" svg:d="m22542 11795 2600 1465">
          <text:p/>
        </draw:connector>
        <draw:connector draw:style-name="gr13" draw:text-style-name="P3" draw:layer="layout" draw:type="line" svg:x1="20.242cm" svg:y1="13.895cm" svg:x2="18.442cm" svg:y2="15.46cm" draw:start-shape="id14" draw:start-glue-point="2" draw:end-shape="id16" draw:end-glue-point="0" svg:d="m20242 13895-1800 1565">
          <text:p/>
        </draw:connector>
        <draw:connector draw:style-name="gr13" draw:text-style-name="P3" draw:layer="layout" draw:type="line" svg:x1="20.242cm" svg:y1="13.895cm" svg:x2="20.342cm" svg:y2="15.46cm" draw:start-shape="id14" draw:start-glue-point="2" draw:end-shape="id17" draw:end-glue-point="0" svg:d="m20242 13895 100 1565">
          <text:p/>
        </draw:connector>
        <draw:connector draw:style-name="gr13" draw:text-style-name="P3" draw:layer="layout" draw:type="line" svg:x1="20.242cm" svg:y1="13.895cm" svg:x2="22.142cm" svg:y2="15.46cm" draw:start-shape="id14" draw:start-glue-point="2" draw:end-shape="id18" draw:end-glue-point="0" svg:d="m20242 13895 1900 1565">
          <text:p/>
        </draw:connector>
        <draw:connector draw:style-name="gr12" draw:text-style-name="P3" draw:layer="layout" draw:type="line" svg:x1="25.142cm" svg:y1="13.895cm" svg:x2="24.642cm" svg:y2="15.46cm" draw:start-shape="id15" draw:start-glue-point="2" draw:end-shape="id19" draw:end-glue-point="0" svg:d="m25142 13895-500 1565">
          <text:p/>
        </draw:connector>
        <draw:connector draw:style-name="gr12" draw:text-style-name="P3" draw:layer="layout" draw:type="line" svg:x1="25.142cm" svg:y1="13.895cm" svg:x2="26.442cm" svg:y2="15.46cm" draw:start-shape="id15" draw:start-glue-point="2" draw:end-shape="id20" draw:end-glue-point="0" svg:d="m25142 13895 1300 1565">
          <text:p/>
        </draw:connector>
        <draw:connector draw:style-name="gr12" draw:text-style-name="P3" draw:layer="layout" draw:type="line" svg:x1="20.342cm" svg:y1="16.095cm" svg:x2="19.042cm" svg:y2="17.86cm" draw:start-shape="id17" draw:start-glue-point="2" draw:end-shape="id21" draw:end-glue-point="0" svg:d="m20342 16095-1300 1765">
          <text:p/>
        </draw:connector>
        <draw:connector draw:style-name="gr12" draw:text-style-name="P3" draw:layer="layout" draw:type="line" svg:x1="20.342cm" svg:y1="16.095cm" svg:x2="20.942cm" svg:y2="17.86cm" draw:start-shape="id17" draw:start-glue-point="2" draw:end-shape="id22" draw:end-glue-point="0" svg:d="m20342 16095 600 1765">
          <text:p/>
        </draw:connector>
        <draw:connector draw:style-name="gr12" draw:text-style-name="P3" draw:layer="layout" draw:type="line" svg:x1="22.142cm" svg:y1="16.095cm" svg:x2="22.742cm" svg:y2="17.86cm" draw:start-shape="id18" draw:start-glue-point="2" draw:end-shape="id23" draw:end-glue-point="0" svg:d="m22142 16095 600 1765">
          <text:p/>
        </draw:connector>
        <draw:g draw:id="id70">
          <draw:frame draw:style-name="gr14" draw:text-style-name="P18" draw:layer="layout" svg:width="2.092cm" svg:height="1.088cm" svg:x="22.904cm" svg:y="10.389cm">
            <draw:text-box>
              <text:p text:style-name="P17"><text:span text:style-name="T31">root</text:span></text:p>
            </draw:text-box>
          </draw:frame>
          <draw:frame draw:style-name="gr15" draw:text-style-name="P18" draw:layer="layout" svg:width="2.985cm" svg:height="1.088cm" svg:x="19.505cm" svg:y="11.089cm">
            <draw:text-box>
              <text:p text:style-name="P17"><text:span text:style-name="T31">parent</text:span></text:p>
            </draw:text-box>
          </draw:frame>
          <draw:frame draw:style-name="gr16" draw:text-style-name="P18" draw:layer="layout" svg:width="3.515cm" svg:height="1.088cm" svg:x="15.606cm" svg:y="14.489cm">
            <draw:text-box>
              <text:p text:style-name="P17"><text:span text:style-name="T31">children</text:span></text:p>
            </draw:text-box>
          </draw:frame>
          <draw:frame draw:style-name="gr17" draw:text-style-name="P18" draw:layer="layout" svg:width="2.376cm" svg:height="1.088cm" svg:x="17.905cm" svg:y="12.889cm">
            <draw:text-box>
              <text:p text:style-name="P17"><text:span text:style-name="T31">node</text:span></text:p>
            </draw:text-box>
          </draw:frame>
          <draw:frame draw:style-name="gr18" draw:text-style-name="P18" draw:id="id24" draw:layer="layout" svg:width="2.901cm" svg:height="1.088cm" svg:x="24.565cm" svg:y="18.809cm">
            <draw:text-box>
              <text:p text:style-name="P17"><text:span text:style-name="T31">leaves</text:span></text:p>
            </draw:text-box>
          </draw:frame>
          <draw:connector draw:style-name="gr19" draw:text-style-name="P19" draw:layer="layout" draw:type="curve" svg:x1="26.015cm" svg:y1="18.809cm" svg:x2="26.442cm" svg:y2="16.095cm" draw:start-shape="id24" draw:start-glue-point="0" svg:d="m26015 18809c0-2410 427-1054 427-2714">
            <text:p/>
          </draw:connector>
          <draw:connector draw:style-name="gr20" draw:text-style-name="P19" draw:layer="layout" draw:type="curve" svg:x1="26.015cm" svg:y1="18.809cm" svg:x2="24.642cm" svg:y2="16.095cm" draw:start-shape="id24" draw:start-glue-point="0" svg:d="m26015 18809c0-2410-1373-1054-1373-2714">
            <text:p/>
          </draw:connector>
          <draw:connector draw:style-name="gr21" draw:text-style-name="P19" draw:layer="layout" draw:type="curve" svg:x1="24.565cm" svg:y1="19.353cm" svg:x2="23.06cm" svg:y2="18.177cm" draw:start-shape="id24" draw:start-glue-point="3" svg:d="m24565 19353c-1503 0-751-1176-1505-1176">
            <text:p/>
          </draw:connector>
          <draw:connector draw:style-name="gr22" draw:text-style-name="P19" draw:layer="layout" draw:type="curve" svg:x1="24.565cm" svg:y1="19.353cm" svg:x2="20.942cm" svg:y2="18.495cm" draw:start-shape="id24" draw:start-glue-point="3" svg:d="m24565 19353c-3091 0-1280-858-3623-858">
            <text:p/>
          </draw:connector>
          <draw:connector draw:style-name="gr23" draw:text-style-name="P19" draw:layer="layout" draw:type="curve" draw:line-skew="-0.621cm" svg:x1="24.565cm" svg:y1="19.353cm" svg:x2="19.042cm" svg:y2="18.495cm" draw:start-shape="id24" draw:start-glue-point="3" svg:d="m24565 19353c-5448 0-2687-858-5523-85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Searching tree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<text:span text:style-name="T2">depth-first</text:span> search of a tree pursues each path down to a leaf, then <text:span text:style-name="T15">backtracks</text:span> to the next path</text:p>
                <text:list>
                  <text:list-item>
                    <text:list>
                      <text:list-item>
                        <text:p text:style-name="P1"><text:span text:style-name="T2">1-2</text:span><text:span text:style-name="T2"><text:tab/></text:span><text:span text:style-name="T2"><text:tab/></text:span><text:span text:style-name="T2"><text:tab/></text:span><text:span text:style-name="T2">1-3-5</text:span><text:span text:style-name="T2"><text:tab/></text:span><text:span text:style-name="T2"><text:tab/></text:span><text:span text:style-name="T2">1-4-6</text:span><text:span text:style-name="T2"><text:tab/></text:span><text:span text:style-name="T2"><text:tab/></text:span><text:span text:style-name="T2">4-7</text:span><text:span text:style-name="T2"><text:tab/></text:span><text:span text:style-name="T2"><text:tab/></text:span><text:span text:style-name="T2">4-8</text:span></text:p>
                      </text:list-item>
                    </text:list>
                  </text:list-item>
                </text:list>
              </text:list-item>
              <text:list-item>
                <text:p text:style-name="P1">A <text:span text:style-name="T2">breadth-first</text:span> search finishes each <text:span text:style-name="T15">level</text:span> before moving on to the next:</text:p>
                <text:list>
                  <text:list-item>
                    <text:list>
                      <text:list-item>
                        <text:p text:style-name="P1"><text:span text:style-name="T2">1</text:span><text:span text:style-name="T2"><text:tab/></text:span><text:span text:style-name="T2">2-3-4</text:span><text:span text:style-name="T2"><text:tab/></text:span><text:span text:style-name="T2"><text:tab/></text:span><text:span text:style-name="T2">5-6-7-8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3" draw:text-style-name="P21" draw:id="id25" draw:layer="layout" svg:width="2.285cm" svg:height="1.142cm" svg:x="11.685cm" svg:y="12.828cm">
          <text:p text:style-name="P20"><text:span text:style-name="T32">1</text:span></text:p>
        </draw:ellipse>
        <draw:ellipse draw:style-name="gr3" draw:text-style-name="P21" draw:id="id26" draw:layer="layout" svg:width="2.286cm" svg:height="1.143cm" svg:x="13.335cm" svg:y="15.241cm">
          <text:p text:style-name="P20"><text:span text:style-name="T32">3</text:span></text:p>
        </draw:ellipse>
        <draw:ellipse draw:style-name="gr3" draw:text-style-name="P21" draw:id="id27" draw:layer="layout" svg:width="2.285cm" svg:height="1.143cm" svg:x="18.67cm" svg:y="15.367cm">
          <text:p text:style-name="P20"><text:span text:style-name="T32">4</text:span></text:p>
        </draw:ellipse>
        <draw:ellipse draw:style-name="gr3" draw:text-style-name="P21" draw:id="id28" draw:layer="layout" svg:width="2.285cm" svg:height="1.142cm" svg:x="11.431cm" svg:y="17.88cm">
          <text:p text:style-name="P20"><text:span text:style-name="T32">5</text:span></text:p>
        </draw:ellipse>
        <draw:ellipse draw:style-name="gr3" draw:text-style-name="P21" draw:id="id29" draw:layer="layout" svg:width="2.286cm" svg:height="1.143cm" svg:x="15.494cm" svg:y="17.881cm">
          <text:p text:style-name="P20"><text:span text:style-name="T32">6</text:span></text:p>
        </draw:ellipse>
        <draw:ellipse draw:style-name="gr3" draw:text-style-name="P21" draw:id="id30" draw:layer="layout" svg:width="2.286cm" svg:height="1.143cm" svg:x="19.05cm" svg:y="18.007cm">
          <text:p text:style-name="P20"><text:span text:style-name="T32">7</text:span></text:p>
        </draw:ellipse>
        <draw:connector draw:style-name="gr2" draw:text-style-name="P22" draw:layer="layout" draw:type="line" svg:x1="12.827cm" svg:y1="13.97cm" svg:x2="14.478cm" svg:y2="15.241cm" draw:start-shape="id25" draw:start-glue-point="2" draw:end-shape="id26" draw:end-glue-point="0" svg:d="m12827 13970 1651 1271">
          <text:p/>
        </draw:connector>
        <draw:connector draw:style-name="gr2" draw:text-style-name="P22" draw:layer="layout" draw:type="line" svg:x1="12.827cm" svg:y1="13.97cm" svg:x2="19.812cm" svg:y2="15.367cm" draw:start-shape="id25" draw:start-glue-point="2" draw:end-shape="id27" draw:end-glue-point="0" svg:d="m12827 13970 6985 1397">
          <text:p/>
        </draw:connector>
        <draw:connector draw:style-name="gr2" draw:text-style-name="P22" draw:layer="layout" draw:type="line" svg:x1="14.478cm" svg:y1="16.384cm" svg:x2="12.573cm" svg:y2="17.88cm" draw:start-shape="id26" draw:start-glue-point="2" draw:end-shape="id28" draw:end-glue-point="0" svg:d="m14478 16384-1905 1496">
          <text:p/>
        </draw:connector>
        <draw:connector draw:style-name="gr2" draw:text-style-name="P22" draw:layer="layout" draw:type="line" svg:x1="19.812cm" svg:y1="16.51cm" svg:x2="16.637cm" svg:y2="17.881cm" draw:start-shape="id27" draw:start-glue-point="2" draw:end-shape="id29" draw:end-glue-point="0" svg:d="m19812 16510-3175 1371">
          <text:p/>
        </draw:connector>
        <draw:connector draw:style-name="gr2" draw:text-style-name="P22" draw:layer="layout" draw:type="line" svg:x1="19.812cm" svg:y1="16.51cm" svg:x2="20.193cm" svg:y2="18.007cm" draw:start-shape="id27" draw:start-glue-point="2" draw:end-shape="id30" draw:end-glue-point="0" svg:d="m19812 16510 381 1497">
          <text:p/>
        </draw:connector>
        <draw:ellipse draw:style-name="gr3" draw:text-style-name="P23" draw:id="id31" draw:layer="layout" svg:width="2.286cm" svg:height="1.143cm" svg:x="7.874cm" svg:y="15.267cm">
          <text:p text:style-name="P20"><text:span text:style-name="T33">2</text:span></text:p>
        </draw:ellipse>
        <draw:ellipse draw:style-name="gr3" draw:text-style-name="P21" draw:id="id32" draw:layer="layout" svg:width="2.286cm" svg:height="1.143cm" svg:x="22.225cm" svg:y="18.007cm">
          <text:p text:style-name="P20"><text:span text:style-name="T32">8</text:span></text:p>
        </draw:ellipse>
        <draw:connector draw:style-name="gr2" draw:text-style-name="P24" draw:layer="layout" draw:type="line" svg:x1="12.827cm" svg:y1="13.97cm" svg:x2="9.017cm" svg:y2="15.267cm" draw:start-shape="id25" draw:start-glue-point="2" draw:end-shape="id31" draw:end-glue-point="0" svg:d="m12827 13970-3810 1297">
          <text:p/>
        </draw:connector>
        <draw:connector draw:style-name="gr2" draw:text-style-name="P24" draw:layer="layout" draw:type="line" svg:x1="19.812cm" svg:y1="16.51cm" svg:x2="23.368cm" svg:y2="18.007cm" draw:start-shape="id27" draw:start-glue-point="2" draw:end-shape="id32" draw:end-glue-point="0" svg:d="m19812 16510 3556 1497">
          <text:p/>
        </draw:connector>
        <draw:rect draw:style-name="gr24" draw:text-style-name="P3" draw:id="id72" draw:layer="layout" svg:width="16.51cm" svg:height="2.54cm" svg:x="6.35cm" svg:y="14.605cm" draw:corner-radius="1.27cm">
          <text:p text:style-name="P1"/>
        </draw:rect>
        <draw:frame draw:style-name="gr25" draw:text-style-name="P25" draw:id="id71" draw:layer="layout" svg:width="3.163cm" svg:height="1.088cm" svg:x="3.24cm" svg:y="15.262cm">
          <draw:text-box>
            <text:p text:style-name="P1"><text:span text:style-name="T13">Level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1" smil:attributeName="visibility" smil:to="visible"/>
                  <anim:transitionFilter smil:dur="0.5s" smil:targetElement="id71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search trees</text:p>
          </draw:text-box>
        </draw:frame>
        <draw:frame presentation:style-name="pr10" draw:text-style-name="P13" draw:layer="layout" svg:width="25.199cm" svg:height="2.478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Binary trees</text:span> (<text:span text:style-name="T34">degree</text:span>=<text:span text:style-name="T34">2</text:span>) are handy for keeping things in sorted <text:span text:style-name="T15">order</text:span>:</text:p>
              </text:list-item>
            </text:list>
          </draw:text-box>
        </draw:frame>
        <draw:frame presentation:style-name="pr11" draw:text-style-name="P29" draw:layer="layout" svg:width="14.474cm" svg:height="11.938cm" svg:x="1.401cm" svg:y="7.207cm" presentation:class="outline" presentation:user-transformed="true">
          <draw:text-box>
            <text:p text:style-name="P13"><text:span text:style-name="T35">class </text:span><text:span text:style-name="T36">BST:</text:span></text:p>
            <text:p text:style-name="P26"><text:span text:style-name="T36">def __init__(self, data=None):</text:span></text:p>
            <text:p text:style-name="P27"><text:span text:style-name="T37">self.data = data</text:span></text:p>
            <text:p text:style-name="P27"><text:span text:style-name="T37">self.left = None</text:span></text:p>
            <text:p text:style-name="P27"><text:span text:style-name="T37">self.right = None</text:span></text:p>
            <text:p text:style-name="P28"><text:span text:style-name="T38">(* could also have a parent ptr *)</text:span></text:p>
            <text:p text:style-name="P13"><text:span text:style-name="T37">root</text:span><text:span text:style-name="T39"> = </text:span><text:span text:style-name="T36">BST</text:span><text:span text:style-name="T39">( </text:span><text:span text:style-name="T35">'Braeburn'</text:span><text:span text:style-name="T39"> )</text:span></text:p>
            <text:p text:style-name="P13"><text:span text:style-name="T37">root.left</text:span><text:span text:style-name="T39"> = </text:span><text:span text:style-name="T36">BST</text:span><text:span text:style-name="T39">( </text:span><text:span text:style-name="T35">'Ambrosia'</text:span><text:span text:style-name="T39"> )</text:span></text:p>
            <text:p text:style-name="P13"><text:span text:style-name="T37">root.right</text:span><text:span text:style-name="T39"> = </text:span><text:span text:style-name="T36">BST</text:span><text:span text:style-name="T39">( </text:span><text:span text:style-name="T35">'Gala'</text:span><text:span text:style-name="T39"> )</text:span></text:p>
            <text:p text:style-name="P13"><text:span text:style-name="T37">root.right.left</text:span><text:span text:style-name="T39"> = </text:span><text:span text:style-name="T36">BST</text:span><text:span text:style-name="T39">( </text:span><text:span text:style-name="T35">'Fuji'</text:span><text:span text:style-name="T39"> )</text:span></text:p>
          </draw:text-box>
        </draw:frame>
        <draw:ellipse draw:style-name="gr3" draw:text-style-name="P30" draw:id="id36" draw:layer="layout" svg:width="3.175cm" svg:height="1.27cm" svg:x="20.956cm" svg:y="10.795cm">
          <text:p text:style-name="P20"><text:span text:style-name="T40">“</text:span><text:span text:style-name="T40">Fuji”</text:span></text:p>
        </draw:ellipse>
        <draw:ellipse draw:style-name="gr3" draw:text-style-name="P30" draw:id="id33" draw:layer="layout" svg:width="4.12cm" svg:height="1.27cm" svg:x="19.375cm" svg:y="5.715cm">
          <text:p text:style-name="P20"><text:span text:style-name="T40">“</text:span><text:span text:style-name="T40">Braeburn”</text:span></text:p>
        </draw:ellipse>
        <draw:ellipse draw:style-name="gr3" draw:text-style-name="P30" draw:id="id34" draw:layer="layout" svg:width="4.755cm" svg:height="1.27cm" svg:x="15.876cm" svg:y="8.255cm">
          <text:p text:style-name="P20"><text:span text:style-name="T40">“</text:span><text:span text:style-name="T40">Ambrosia”</text:span></text:p>
        </draw:ellipse>
        <draw:ellipse draw:style-name="gr3" draw:text-style-name="P30" draw:id="id35" draw:layer="layout" svg:width="3.175cm" svg:height="1.27cm" svg:x="23.495cm" svg:y="8.326cm">
          <text:p text:style-name="P20"><text:span text:style-name="T40">“</text:span><text:span text:style-name="T40">Gala”</text:span></text:p>
        </draw:ellipse>
        <draw:connector draw:style-name="gr12" draw:text-style-name="P3" draw:layer="layout" draw:type="line" svg:x1="21.435cm" svg:y1="6.985cm" svg:x2="18.253cm" svg:y2="8.255cm" draw:start-shape="id33" draw:start-glue-point="2" draw:end-shape="id34" draw:end-glue-point="0" svg:d="m21435 6985-3182 1270">
          <text:p/>
        </draw:connector>
        <draw:connector draw:style-name="gr12" draw:text-style-name="P3" draw:layer="layout" draw:type="line" svg:x1="21.435cm" svg:y1="6.985cm" svg:x2="25.082cm" svg:y2="8.326cm" draw:start-shape="id33" draw:start-glue-point="2" draw:end-shape="id35" draw:end-glue-point="0" svg:d="m21435 6985 3647 1341">
          <text:p/>
        </draw:connector>
        <draw:connector draw:style-name="gr12" draw:text-style-name="P3" draw:layer="layout" draw:type="line" svg:x1="25.082cm" svg:y1="9.596cm" svg:x2="22.543cm" svg:y2="10.795cm" draw:start-shape="id35" draw:start-glue-point="2" draw:end-shape="id36" draw:end-glue-point="0" svg:d="m25082 9596-2539 1199">
          <text:p/>
        </draw:connector>
        <draw:frame draw:style-name="gr5" draw:text-style-name="P25" draw:layer="layout" svg:width="1.83cm" svg:height="1.088cm" svg:x="18.165cm" svg:y="6.889cm">
          <draw:text-box>
            <text:p text:style-name="P1"><text:span text:style-name="T13">left</text:span></text:p>
          </draw:text-box>
        </draw:frame>
        <draw:frame draw:style-name="gr5" draw:text-style-name="P25" draw:layer="layout" svg:width="2.342cm" svg:height="1.088cm" svg:x="23.38cm" svg:y="6.969cm">
          <draw:text-box>
            <text:p text:style-name="P1"><text:span text:style-name="T13">right</text:span></text:p>
          </draw:text-box>
        </draw:frame>
        <draw:frame draw:style-name="gr5" draw:text-style-name="P25" draw:layer="layout" svg:width="1.83cm" svg:height="1.088cm" svg:x="22.225cm" svg:y="9.465cm">
          <draw:text-box>
            <text:p text:style-name="P1"><text:span text:style-name="T13">left</text:span></text:p>
          </draw:text-box>
        </draw:frame>
        <draw:frame presentation:style-name="pr12" draw:text-style-name="P31" draw:layer="layout" svg:width="8.755cm" svg:height="3.81cm" svg:x="18.415cm" svg:y="13.97cm" presentation:class="outline" presentation:user-transformed="true">
          <draw:text-box>
            <text:list text:style-name="L3">
              <text:list-item>
                <text:p text:style-name="P1"><text:span text:style-name="T39">Everything in </text:span><text:span text:style-name="T37">left</text:span><text:span text:style-name="T39"> subtree is </text:span><text:span text:style-name="T36">smaller</text:span></text:p>
              </text:list-item>
              <text:list-item>
                <text:p text:style-name="P1"><text:span text:style-name="T39">Everything in </text:span><text:span text:style-name="T37">right</text:span><text:span text:style-name="T39"> subtree is </text:span><text:span text:style-name="T36">bigg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nary tree traversals</text:p>
          </draw:text-box>
        </draw:frame>
        <draw:frame presentation:style-name="pr5" draw:text-style-name="P13" draw:layer="layout" svg:width="25.199cm" svg:height="15.521cm" svg:x="1.4cm" svg:y="4.007cm" presentation:class="outline" presentation:user-transformed="true">
          <draw:text-box>
            <text:list text:style-name="L3">
              <text:list-item>
                <text:p text:style-name="P1"><text:span text:style-name="T2">Pre-order</text:span> traversal of binary tree:</text:p>
                <text:list>
                  <text:list-item>
                    <text:p text:style-name="P1">Do <text:span text:style-name="T15">self</text:span> first, then <text:span text:style-name="T15">left</text:span> child, then <text:span text:style-name="T15">right</text:span></text:p>
                    <text:list>
                      <text:list-item>
                        <text:p text:style-name="P1"><text:span text:style-name="T34">3 – 2 – 1 – 5 – 4 - 6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In-order</text:span> traversal:</text:p>
                <text:list>
                  <text:list-item>
                    <text:p text:style-name="P1">Do <text:span text:style-name="T15">left</text:span> child, then <text:span text:style-name="T15">self</text:span>, then <text:span text:style-name="T15">right</text:span> child</text:p>
                    <text:list>
                      <text:list-item>
                        <text:p text:style-name="P1"><text:span text:style-name="T34">1 – 2 – 3 – 4 – 5 – 6</text:span><text:span text:style-name="T30"> (</text:span><text:span text:style-name="T2">sorted</text:span><text:span text:style-name="T30"> order in BST)</text:span></text:p>
                      </text:list-item>
                      <text:list-item>
                        <text:p text:style-name="P1"><text:span text:style-name="T30">e.g. expressions: “</text:span><text:span text:style-name="T34">12 + (2 * 5)</text:span><text:span text:style-name="T30">”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Post-order</text:span> traversal:</text:p>
                <text:list>
                  <text:list-item>
                    <text:p text:style-name="P1">Do <text:span text:style-name="T15">both</text:span> children first before <text:span text:style-name="T15">self</text:span></text:p>
                    <text:list>
                      <text:list-item>
                        <text:p text:style-name="P1"><text:span text:style-name="T34">1 – 2 – 4 – 6 – 5 - 3</text:span></text:p>
                      </text:list-item>
                      <text:list-item>
                        <text:p text:style-name="P1"><text:span text:style-name="T30">e.g. Reverse Polish Notation: </text:span><text:span text:style-name="T34">12, 2, 5, *, 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3" draw:text-style-name="P23" draw:id="id37" draw:layer="layout" svg:width="1.938cm" svg:height="0.969cm" svg:x="22.839cm" svg:y="4.336cm">
          <text:p text:style-name="P20"><text:span text:style-name="T33">3</text:span></text:p>
        </draw:ellipse>
        <draw:ellipse draw:style-name="gr3" draw:text-style-name="P23" draw:id="id38" draw:layer="layout" svg:width="1.939cm" svg:height="0.968cm" svg:x="21.409cm" svg:y="6.835cm">
          <text:p text:style-name="P20"><text:span text:style-name="T33">2</text:span></text:p>
        </draw:ellipse>
        <draw:ellipse draw:style-name="gr3" draw:text-style-name="P23" draw:id="id39" draw:layer="layout" svg:width="1.938cm" svg:height="0.97cm" svg:x="24.455cm" svg:y="6.833cm">
          <text:p text:style-name="P20"><text:span text:style-name="T33">5</text:span></text:p>
        </draw:ellipse>
        <draw:ellipse draw:style-name="gr3" draw:text-style-name="P23" draw:id="id40" draw:layer="layout" svg:width="1.937cm" svg:height="0.968cm" svg:x="20.121cm" svg:y="8.982cm">
          <text:p text:style-name="P20"><text:span text:style-name="T33">1</text:span></text:p>
        </draw:ellipse>
        <draw:ellipse draw:style-name="gr3" draw:text-style-name="P23" draw:id="id41" draw:layer="layout" svg:width="1.938cm" svg:height="0.968cm" svg:x="23.265cm" svg:y="9.082cm">
          <text:p text:style-name="P20"><text:span text:style-name="T33">4</text:span></text:p>
        </draw:ellipse>
        <draw:connector draw:style-name="gr2" draw:text-style-name="P32" draw:layer="layout" draw:type="line" svg:x1="23.808cm" svg:y1="5.305cm" svg:x2="22.378cm" svg:y2="6.835cm" draw:start-shape="id37" draw:start-glue-point="2" draw:end-shape="id38" draw:end-glue-point="0" svg:d="m23808 5305-1430 1530">
          <text:p/>
        </draw:connector>
        <draw:connector draw:style-name="gr2" draw:text-style-name="P32" draw:layer="layout" draw:type="line" svg:x1="23.808cm" svg:y1="5.305cm" svg:x2="25.424cm" svg:y2="6.833cm" draw:start-shape="id37" draw:start-glue-point="2" draw:end-shape="id39" draw:end-glue-point="0" svg:d="m23808 5305 1616 1528">
          <text:p/>
        </draw:connector>
        <draw:connector draw:style-name="gr2" draw:text-style-name="P32" draw:layer="layout" draw:type="line" svg:x1="22.378cm" svg:y1="7.803cm" svg:x2="21.089cm" svg:y2="8.982cm" draw:start-shape="id38" draw:start-glue-point="2" draw:end-shape="id40" draw:end-glue-point="0" svg:d="m22378 7803-1289 1179">
          <text:p/>
        </draw:connector>
        <draw:connector draw:style-name="gr2" draw:text-style-name="P32" draw:layer="layout" draw:type="line" svg:x1="25.424cm" svg:y1="7.803cm" svg:x2="24.234cm" svg:y2="9.082cm" draw:start-shape="id39" draw:start-glue-point="2" draw:end-shape="id41" draw:end-glue-point="0" svg:d="m25424 7803-1190 1279">
          <text:p/>
        </draw:connector>
        <draw:ellipse draw:style-name="gr3" draw:text-style-name="P23" draw:id="id42" draw:layer="layout" svg:width="1.938cm" svg:height="0.97cm" svg:x="25.874cm" svg:y="9.08cm">
          <text:p text:style-name="P20"><text:span text:style-name="T33">6</text:span></text:p>
        </draw:ellipse>
        <draw:connector draw:style-name="gr2" draw:text-style-name="P3" draw:layer="layout" draw:type="line" svg:x1="25.424cm" svg:y1="7.803cm" svg:x2="26.843cm" svg:y2="9.08cm" draw:start-shape="id39" draw:start-glue-point="2" draw:end-shape="id42" draw:end-glue-point="0" svg:d="m25424 7803 1419 127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arching a BST</text:p>
          </draw:text-box>
        </draw:frame>
        <draw:frame presentation:style-name="pr5" draw:text-style-name="P13" draw:layer="layout" svg:width="19.873cm" svg:height="15.366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Recursive</text:span> algorithm:</text:p>
              </text:list-item>
            </text:list>
            <text:p text:style-name="P13"><text:span text:style-name="T41">def</text:span><text:span text:style-name="T42"> </text:span><text:span text:style-name="T14">search</text:span><text:span text:style-name="T42"> (</text:span><text:span text:style-name="T43">self</text:span><text:span text:style-name="T42">, </text:span><text:span text:style-name="T43">key</text:span><text:span text:style-name="T42">):</text:span></text:p>
            <text:p text:style-name="P26"><text:span text:style-name="T44">if</text:span><text:span text:style-name="T42"> </text:span><text:span text:style-name="T43">key</text:span><text:span text:style-name="T42"> == self.</text:span><text:span text:style-name="T43">data</text:span><text:span text:style-name="T42">:</text:span></text:p>
            <text:p text:style-name="P27"><text:span text:style-name="T44">return</text:span><text:span text:style-name="T42"> self</text:span></text:p>
            <text:p text:style-name="P26"><text:span text:style-name="T44">elif</text:span><text:span text:style-name="T42"> </text:span><text:span text:style-name="T43">key</text:span><text:span text:style-name="T42"> &lt; self.</text:span><text:span text:style-name="T43">data</text:span><text:span text:style-name="T42"> </text:span><text:span text:style-name="T44">and</text:span><text:span text:style-name="T42"> self.</text:span><text:span text:style-name="T43">left</text:span><text:span text:style-name="T42"> != </text:span><text:span text:style-name="T44">None</text:span><text:span text:style-name="T42">:</text:span></text:p>
            <text:p text:style-name="P27"><text:span text:style-name="T44">return</text:span><text:span text:style-name="T42"> self.</text:span><text:span text:style-name="T43">left</text:span><text:span text:style-name="T42">.</text:span><text:span text:style-name="T14">search</text:span><text:span text:style-name="T42">(</text:span><text:span text:style-name="T43">key</text:span><text:span text:style-name="T42">)</text:span></text:p>
            <text:p text:style-name="P26"><text:span text:style-name="T44">elif</text:span><text:span text:style-name="T42"> </text:span><text:span text:style-name="T43">key</text:span><text:span text:style-name="T42"> &gt; self.</text:span><text:span text:style-name="T43">data</text:span><text:span text:style-name="T42"> </text:span><text:span text:style-name="T44">and</text:span><text:span text:style-name="T42"> self.</text:span><text:span text:style-name="T43">right</text:span><text:span text:style-name="T42"> != </text:span><text:span text:style-name="T44">None</text:span><text:span text:style-name="T42">:</text:span></text:p>
            <text:p text:style-name="P27"><text:span text:style-name="T44">return</text:span><text:span text:style-name="T42"> self.</text:span><text:span text:style-name="T43">right</text:span><text:span text:style-name="T42">.</text:span><text:span text:style-name="T14">search</text:span><text:span text:style-name="T42">(</text:span><text:span text:style-name="T43">key</text:span><text:span text:style-name="T42">)</text:span></text:p>
            <text:p text:style-name="P26"><text:span text:style-name="T44">else</text:span><text:span text:style-name="T42">:</text:span></text:p>
            <text:p text:style-name="P27"><text:span text:style-name="T44">return</text:span><text:span text:style-name="T42"> </text:span><text:span text:style-name="T44">None</text:span></text:p>
          </draw:text-box>
        </draw:frame>
        <draw:ellipse draw:style-name="gr26" draw:text-style-name="P33" draw:id="id46" draw:layer="layout" svg:width="2.355cm" svg:height="0.942cm" svg:x="24.35cm" svg:y="17.073cm">
          <text:p text:style-name="P20"><text:span text:style-name="T45">“</text:span><text:span text:style-name="T45">Fuji”</text:span></text:p>
        </draw:ellipse>
        <draw:ellipse draw:style-name="gr26" draw:text-style-name="P33" draw:id="id43" draw:layer="layout" svg:width="3.057cm" svg:height="0.942cm" svg:x="22.287cm" svg:y="11.571cm">
          <text:p text:style-name="P20"><text:span text:style-name="T45">“</text:span><text:span text:style-name="T45">Braeburn”</text:span></text:p>
        </draw:ellipse>
        <draw:ellipse draw:style-name="gr26" draw:text-style-name="P33" draw:id="id44" draw:layer="layout" svg:width="3.527cm" svg:height="0.943cm" svg:x="20.021cm" svg:y="14.232cm">
          <text:p text:style-name="P20"><text:span text:style-name="T45">“</text:span><text:span text:style-name="T45">Ambrosia”</text:span></text:p>
        </draw:ellipse>
        <draw:ellipse draw:style-name="gr26" draw:text-style-name="P33" draw:id="id45" draw:layer="layout" svg:width="2.356cm" svg:height="0.943cm" svg:x="25.344cm" svg:y="14.397cm">
          <text:p text:style-name="P20"><text:span text:style-name="T45">“</text:span><text:span text:style-name="T45">Gala”</text:span></text:p>
        </draw:ellipse>
        <draw:connector draw:style-name="gr27" draw:text-style-name="P34" draw:layer="layout" draw:type="line" svg:x1="23.815cm" svg:y1="12.513cm" svg:x2="21.784cm" svg:y2="14.232cm" draw:start-shape="id43" draw:start-glue-point="2" draw:end-shape="id44" draw:end-glue-point="0" svg:d="m23815 12513-2031 1719">
          <text:p/>
        </draw:connector>
        <draw:connector draw:style-name="gr27" draw:text-style-name="P34" draw:layer="layout" draw:type="line" svg:x1="23.815cm" svg:y1="12.513cm" svg:x2="26.522cm" svg:y2="14.397cm" draw:start-shape="id43" draw:start-glue-point="2" draw:end-shape="id45" draw:end-glue-point="0" svg:d="m23815 12513 2707 1884">
          <text:p/>
        </draw:connector>
        <draw:connector draw:style-name="gr27" draw:text-style-name="P34" draw:layer="layout" draw:type="line" svg:x1="26.522cm" svg:y1="15.34cm" svg:x2="25.527cm" svg:y2="17.073cm" draw:start-shape="id45" draw:start-glue-point="2" draw:end-shape="id46" draw:end-glue-point="0" svg:d="m26522 15340-995 1733">
          <text:p/>
        </draw:connector>
        <draw:ellipse draw:style-name="gr28" draw:text-style-name="P33" draw:id="id73" draw:layer="layout" svg:width="3.057cm" svg:height="0.942cm" svg:x="23.613cm" svg:y="8.583cm">
          <text:p text:style-name="P20"><text:span text:style-name="T45">“</text:span><text:span text:style-name="T45">Cameo”</text:span></text:p>
        </draw:ellipse>
        <draw:polyline draw:style-name="gr29" draw:text-style-name="P3" draw:id="id74" draw:layer="layout" svg:width="1.904cm" svg:height="1.269cm" svg:x="23.829cm" svg:y="12.911cm" svg:viewBox="0 0 1905 1270" draw:points="0,0 1905,1270">
          <text:p text:style-name="P1"/>
        </draw:polyline>
        <draw:polyline draw:style-name="gr29" draw:text-style-name="P3" draw:id="id75" draw:layer="layout" svg:width="0.749cm" svg:height="1.209cm" svg:x="25.301cm" svg:y="15.533cm" svg:viewBox="0 0 750 1210" draw:points="0,1210 750,0">
          <text:p text:style-name="P1"/>
        </draw:polyline>
        <draw:polyline draw:style-name="gr29" draw:text-style-name="P3" draw:id="id76" draw:layer="layout" svg:width="1.095cm" svg:height="0.796cm" svg:x="24.392cm" svg:y="18.075cm" svg:viewBox="0 0 1096 797" draw:points="0,797 1096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3" smil:attributeName="visibility" smil:to="visible"/>
                  <anim:transitionFilter smil:dur="0.5s" smil:targetElement="id7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ing into a BST</text:p>
          </draw:text-box>
        </draw:frame>
        <draw:frame presentation:style-name="pr13" draw:text-style-name="P13" draw:layer="layout" svg:width="25.199cm" svg:height="5.653cm" svg:x="1.4cm" svg:y="4.507cm" presentation:class="outline" presentation:user-transformed="true">
          <draw:text-box>
            <text:list text:style-name="L3">
              <text:list-item>
                <text:p text:style-name="P1">Keep it sorted: insert in a <text:span text:style-name="T2">proper</text:span> place</text:p>
              </text:list-item>
              <text:list-item>
                <text:p text:style-name="P1">One choice: always insert as a <text:span text:style-name="T2">leaf</text:span></text:p>
                <text:list>
                  <text:list-item>
                    <text:p text:style-name="P1">Use <text:span text:style-name="T34">search</text:span>() algorithm to hunt for where the node ought to be if it were already in the tree</text:p>
                  </text:list-item>
                </text:list>
              </text:list-item>
            </text:list>
          </draw:text-box>
        </draw:frame>
        <draw:ellipse draw:style-name="gr3" draw:text-style-name="P33" draw:id="id50" draw:layer="layout" svg:width="2.355cm" svg:height="0.942cm" svg:x="7.622cm" svg:y="17.075cm">
          <text:p text:style-name="P20"><text:span text:style-name="T45">“</text:span><text:span text:style-name="T45">Fuji”</text:span></text:p>
        </draw:ellipse>
        <draw:ellipse draw:style-name="gr3" draw:text-style-name="P33" draw:id="id47" draw:layer="layout" svg:width="3.057cm" svg:height="0.942cm" svg:x="6.078cm" svg:y="12.63cm">
          <text:p text:style-name="P20"><text:span text:style-name="T45">“</text:span><text:span text:style-name="T45">Braeburn”</text:span></text:p>
        </draw:ellipse>
        <draw:ellipse draw:style-name="gr3" draw:text-style-name="P33" draw:id="id48" draw:layer="layout" svg:width="3.527cm" svg:height="0.943cm" svg:x="2.541cm" svg:y="15.456cm">
          <text:p text:style-name="P20"><text:span text:style-name="T45">“</text:span><text:span text:style-name="T45">Ambrosia”</text:span></text:p>
        </draw:ellipse>
        <draw:ellipse draw:style-name="gr3" draw:text-style-name="P33" draw:id="id49" draw:layer="layout" svg:width="2.356cm" svg:height="0.943cm" svg:x="9.135cm" svg:y="15.456cm">
          <text:p text:style-name="P20"><text:span text:style-name="T45">“</text:span><text:span text:style-name="T45">Gala”</text:span></text:p>
        </draw:ellipse>
        <draw:connector draw:style-name="gr2" draw:text-style-name="P34" draw:layer="layout" draw:type="line" svg:x1="7.606cm" svg:y1="13.572cm" svg:x2="4.304cm" svg:y2="15.456cm" draw:start-shape="id47" draw:start-glue-point="2" draw:end-shape="id48" draw:end-glue-point="0" svg:d="m7606 13572-3302 1884">
          <text:p/>
        </draw:connector>
        <draw:connector draw:style-name="gr2" draw:text-style-name="P34" draw:layer="layout" draw:type="line" svg:x1="7.606cm" svg:y1="13.572cm" svg:x2="10.313cm" svg:y2="15.456cm" draw:start-shape="id47" draw:start-glue-point="2" draw:end-shape="id49" draw:end-glue-point="0" svg:d="m7606 13572 2707 1884">
          <text:p/>
        </draw:connector>
        <draw:connector draw:style-name="gr2" draw:text-style-name="P34" draw:layer="layout" draw:type="line" svg:x1="10.313cm" svg:y1="16.399cm" svg:x2="8.799cm" svg:y2="17.075cm" draw:start-shape="id49" draw:start-glue-point="2" draw:end-shape="id50" draw:end-glue-point="0" svg:d="m10313 16399-1514 676">
          <text:p/>
        </draw:connector>
        <draw:ellipse draw:style-name="gr30" draw:text-style-name="P33" draw:layer="layout" svg:width="3.057cm" svg:height="0.942cm" svg:x="2.178cm" svg:y="11.43cm">
          <text:p text:style-name="P20"><text:span text:style-name="T45">“</text:span><text:span text:style-name="T45">Cameo”</text:span></text:p>
        </draw:ellipse>
        <draw:line draw:style-name="gr31" draw:text-style-name="P3" draw:layer="layout" svg:x1="7.62cm" svg:y1="13.97cm" svg:x2="9.525cm" svg:y2="15.24cm">
          <text:p/>
        </draw:line>
        <draw:line draw:style-name="gr31" draw:text-style-name="P3" draw:layer="layout" svg:x1="8.799cm" svg:y1="16.805cm" svg:x2="9.525cm" svg:y2="16.51cm">
          <text:p/>
        </draw:line>
        <draw:line draw:style-name="gr31" draw:text-style-name="P3" draw:layer="layout" svg:x1="7.258cm" svg:y1="18.774cm" svg:x2="8.581cm" svg:y2="18.199cm">
          <text:p/>
        </draw:line>
        <draw:custom-shape draw:style-name="gr32" draw:text-style-name="P3" draw:layer="layout" svg:width="3.175cm" svg:height="1.27cm" svg:x="12.06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33" draw:id="id54" draw:layer="layout" svg:width="2.355cm" svg:height="0.942cm" svg:x="20.685cm" svg:y="15.805cm">
          <text:p text:style-name="P20"><text:span text:style-name="T45">“</text:span><text:span text:style-name="T45">Fuji”</text:span></text:p>
        </draw:ellipse>
        <draw:ellipse draw:style-name="gr3" draw:text-style-name="P33" draw:id="id51" draw:layer="layout" svg:width="3.057cm" svg:height="0.942cm" svg:x="19.141cm" svg:y="11.36cm">
          <text:p text:style-name="P20"><text:span text:style-name="T45">“</text:span><text:span text:style-name="T45">Braeburn”</text:span></text:p>
        </draw:ellipse>
        <draw:ellipse draw:style-name="gr3" draw:text-style-name="P33" draw:id="id52" draw:layer="layout" svg:width="3.527cm" svg:height="0.943cm" svg:x="15.604cm" svg:y="14.186cm">
          <text:p text:style-name="P20"><text:span text:style-name="T45">“</text:span><text:span text:style-name="T45">Ambrosia”</text:span></text:p>
        </draw:ellipse>
        <draw:ellipse draw:style-name="gr3" draw:text-style-name="P33" draw:id="id53" draw:layer="layout" svg:width="2.356cm" svg:height="0.943cm" svg:x="22.198cm" svg:y="14.186cm">
          <text:p text:style-name="P20"><text:span text:style-name="T45">“</text:span><text:span text:style-name="T45">Gala”</text:span></text:p>
        </draw:ellipse>
        <draw:connector draw:style-name="gr2" draw:text-style-name="P34" draw:layer="layout" draw:type="line" svg:x1="20.669cm" svg:y1="12.302cm" svg:x2="17.367cm" svg:y2="14.186cm" draw:start-shape="id51" draw:start-glue-point="2" draw:end-shape="id52" draw:end-glue-point="0" svg:d="m20669 12302-3302 1884">
          <text:p/>
        </draw:connector>
        <draw:connector draw:style-name="gr2" draw:text-style-name="P34" draw:layer="layout" draw:type="line" svg:x1="20.669cm" svg:y1="12.302cm" svg:x2="23.376cm" svg:y2="14.186cm" draw:start-shape="id51" draw:start-glue-point="2" draw:end-shape="id53" draw:end-glue-point="0" svg:d="m20669 12302 2707 1884">
          <text:p/>
        </draw:connector>
        <draw:connector draw:style-name="gr2" draw:text-style-name="P34" draw:layer="layout" draw:type="line" svg:x1="23.376cm" svg:y1="15.129cm" svg:x2="21.862cm" svg:y2="15.805cm" draw:start-shape="id53" draw:start-glue-point="2" draw:end-shape="id54" draw:end-glue-point="0" svg:d="m23376 15129-1514 676">
          <text:p/>
        </draw:connector>
        <draw:ellipse draw:style-name="gr30" draw:text-style-name="P33" draw:id="id55" draw:layer="layout" svg:width="3.057cm" svg:height="0.942cm" svg:x="18.416cm" svg:y="17.78cm">
          <text:p text:style-name="P20"><text:span text:style-name="T45">“</text:span><text:span text:style-name="T45">Cameo”</text:span></text:p>
        </draw:ellipse>
        <draw:connector draw:style-name="gr31" draw:text-style-name="P3" draw:layer="layout" draw:type="line" svg:x1="21.862cm" svg:y1="16.747cm" svg:x2="19.944cm" svg:y2="17.78cm" draw:start-shape="id54" draw:start-glue-point="2" draw:end-shape="id55" draw:end-glue-point="0" svg:d="m21862 16747-1918 1033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BST</text:p>
          </draw:text-box>
        </draw:frame>
        <draw:frame presentation:style-name="pr13" draw:text-style-name="P13" draw:layer="layout" svg:width="25.199cm" svg:height="7.008cm" svg:x="1.4cm" svg:y="4.507cm" presentation:class="outline" presentation:user-transformed="true">
          <draw:text-box>
            <text:list text:style-name="L3">
              <text:list-item>
                <text:p text:style-name="P1">Need to <text:span text:style-name="T2">maintain</text:span> sorted structure of BST</text:p>
              </text:list-item>
              <text:list-item>
                <text:p text:style-name="P1">Replace node with <text:span text:style-name="T15">predecessor</text:span> or <text:span text:style-name="T15">successor</text:span> leaf</text:p>
                <text:list>
                  <text:list-item>
                    <text:p text:style-name="P1">Predecessor: <text:span text:style-name="T2">largest</text:span> node in <text:span text:style-name="T2">left</text:span> subtree</text:p>
                  </text:list-item>
                  <text:list-item>
                    <text:p text:style-name="P1">Successor: <text:span text:style-name="T2">smallest</text:span> node in <text:span text:style-name="T2">right</text:span> subtree</text:p>
                  </text:list-item>
                </text:list>
              </text:list-item>
            </text:list>
          </draw:text-box>
        </draw:frame>
        <draw:ellipse draw:style-name="gr3" draw:text-style-name="P33" draw:id="id59" draw:layer="layout" svg:width="2.355cm" svg:height="0.942cm" svg:x="6.987cm" svg:y="16.133cm">
          <text:p text:style-name="P20"><text:span text:style-name="T45">“</text:span><text:span text:style-name="T45">Fuji”</text:span></text:p>
        </draw:ellipse>
        <draw:ellipse draw:style-name="gr33" draw:text-style-name="P33" draw:id="id56" draw:layer="layout" svg:width="3.057cm" svg:height="0.942cm" svg:x="5.443cm" svg:y="11.688cm">
          <text:p text:style-name="P20"><text:span text:style-name="T45">“</text:span><text:span text:style-name="T45">Braeburn”</text:span></text:p>
        </draw:ellipse>
        <draw:ellipse draw:style-name="gr3" draw:text-style-name="P33" draw:id="id57" draw:layer="layout" svg:width="3.527cm" svg:height="0.943cm" svg:x="1.906cm" svg:y="14.514cm">
          <text:p text:style-name="P20"><text:span text:style-name="T45">“</text:span><text:span text:style-name="T45">Ambrosia”</text:span></text:p>
        </draw:ellipse>
        <draw:ellipse draw:style-name="gr3" draw:text-style-name="P33" draw:id="id58" draw:layer="layout" svg:width="2.356cm" svg:height="0.943cm" svg:x="8.5cm" svg:y="14.514cm">
          <text:p text:style-name="P20"><text:span text:style-name="T45">“</text:span><text:span text:style-name="T45">Gala”</text:span></text:p>
        </draw:ellipse>
        <draw:connector draw:style-name="gr2" draw:text-style-name="P34" draw:layer="layout" draw:type="line" svg:x1="6.971cm" svg:y1="12.63cm" svg:x2="3.669cm" svg:y2="14.514cm" draw:start-shape="id56" draw:start-glue-point="2" draw:end-shape="id57" draw:end-glue-point="0" svg:d="m6971 12630-3302 1884">
          <text:p/>
        </draw:connector>
        <draw:connector draw:style-name="gr2" draw:text-style-name="P34" draw:layer="layout" draw:type="line" svg:x1="6.971cm" svg:y1="12.63cm" svg:x2="9.678cm" svg:y2="14.514cm" draw:start-shape="id56" draw:start-glue-point="2" draw:end-shape="id58" draw:end-glue-point="0" svg:d="m6971 12630 2707 1884">
          <text:p/>
        </draw:connector>
        <draw:connector draw:style-name="gr2" draw:text-style-name="P34" draw:layer="layout" draw:type="line" svg:x1="9.678cm" svg:y1="15.457cm" svg:x2="8.164cm" svg:y2="16.133cm" draw:start-shape="id58" draw:start-glue-point="2" draw:end-shape="id59" draw:end-glue-point="0" svg:d="m9678 15457-1514 676">
          <text:p/>
        </draw:connector>
        <draw:ellipse draw:style-name="gr30" draw:text-style-name="P33" draw:id="id60" draw:layer="layout" svg:width="3.057cm" svg:height="0.942cm" svg:x="4.718cm" svg:y="18.108cm">
          <text:p text:style-name="P20"><text:span text:style-name="T45">“</text:span><text:span text:style-name="T45">Cameo”</text:span></text:p>
        </draw:ellipse>
        <draw:connector draw:style-name="gr2" draw:text-style-name="P3" draw:layer="layout" draw:type="line" svg:x1="8.164cm" svg:y1="17.075cm" svg:x2="6.246cm" svg:y2="18.108cm" draw:start-shape="id59" draw:start-glue-point="2" draw:end-shape="id60" draw:end-glue-point="0" svg:d="m8164 17075-1918 1033">
          <text:p/>
        </draw:connector>
        <draw:line draw:style-name="gr34" draw:text-style-name="P3" draw:layer="layout" svg:x1="5.08cm" svg:y1="11.43cm" svg:x2="8.89cm" svg:y2="12.7cm">
          <text:p/>
        </draw:line>
        <draw:line draw:style-name="gr34" draw:text-style-name="P3" draw:layer="layout" svg:x1="8.89cm" svg:y1="11.43cm" svg:x2="5.08cm" svg:y2="12.7cm">
          <text:p/>
        </draw:line>
        <draw:frame draw:style-name="gr35" draw:text-style-name="P35" draw:id="id61" draw:layer="layout" svg:width="3.722cm" svg:height="1.003cm" svg:x="10.16cm" svg:y="17.764cm">
          <draw:text-box>
            <text:p text:style-name="P1"><text:span text:style-name="T46">successor</text:span></text:p>
          </draw:text-box>
        </draw:frame>
        <draw:connector draw:style-name="gr36" draw:text-style-name="P3" draw:layer="layout" draw:type="line" svg:x1="10.16cm" svg:y1="18.265cm" svg:x2="7.775cm" svg:y2="18.579cm" draw:start-shape="id61" draw:start-glue-point="3" draw:end-shape="id60" draw:end-glue-point="1" svg:d="m10160 18265-2385 314">
          <text:p/>
        </draw:connector>
        <draw:custom-shape draw:style-name="gr32" draw:text-style-name="P3" draw:layer="layout" svg:width="3.175cm" svg:height="1.27cm" svg:x="12.066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33" draw:id="id65" draw:layer="layout" svg:width="2.355cm" svg:height="0.942cm" svg:x="21.188cm" svg:y="16.133cm">
          <text:p text:style-name="P20"><text:span text:style-name="T45">“</text:span><text:span text:style-name="T45">Fuji”</text:span></text:p>
        </draw:ellipse>
        <draw:ellipse draw:style-name="gr3" draw:text-style-name="P33" draw:id="id63" draw:layer="layout" svg:width="3.527cm" svg:height="0.943cm" svg:x="16.107cm" svg:y="14.514cm">
          <text:p text:style-name="P20"><text:span text:style-name="T45">“</text:span><text:span text:style-name="T45">Ambrosia”</text:span></text:p>
        </draw:ellipse>
        <draw:ellipse draw:style-name="gr3" draw:text-style-name="P33" draw:id="id64" draw:layer="layout" svg:width="2.356cm" svg:height="0.943cm" svg:x="22.701cm" svg:y="14.514cm">
          <text:p text:style-name="P20"><text:span text:style-name="T45">“</text:span><text:span text:style-name="T45">Gala”</text:span></text:p>
        </draw:ellipse>
        <draw:connector draw:style-name="gr2" draw:text-style-name="P34" draw:layer="layout" draw:type="line" svg:x1="21.214cm" svg:y1="12.7cm" svg:x2="17.87cm" svg:y2="14.514cm" draw:start-shape="id62" draw:start-glue-point="2" draw:end-shape="id63" draw:end-glue-point="0" svg:d="m21214 12700-3344 1814">
          <text:p/>
        </draw:connector>
        <draw:connector draw:style-name="gr2" draw:text-style-name="P34" draw:layer="layout" draw:type="line" svg:x1="21.214cm" svg:y1="12.7cm" svg:x2="23.879cm" svg:y2="14.514cm" draw:start-shape="id62" draw:start-glue-point="2" draw:end-shape="id64" draw:end-glue-point="0" svg:d="m21214 12700 2665 1814">
          <text:p/>
        </draw:connector>
        <draw:connector draw:style-name="gr2" draw:text-style-name="P34" draw:layer="layout" draw:type="line" svg:x1="23.879cm" svg:y1="15.457cm" svg:x2="22.365cm" svg:y2="16.133cm" draw:start-shape="id64" draw:start-glue-point="2" draw:end-shape="id65" draw:end-glue-point="0" svg:d="m23879 15457-1514 676">
          <text:p/>
        </draw:connector>
        <draw:ellipse draw:style-name="gr30" draw:text-style-name="P33" draw:id="id62" draw:layer="layout" svg:width="3.057cm" svg:height="0.942cm" svg:x="19.686cm" svg:y="11.758cm">
          <text:p text:style-name="P20"><text:span text:style-name="T45">“</text:span><text:span text:style-name="T45">Cameo”</text:span></text:p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STs and algorithmic efficiency</text:p>
          </draw:text-box>
        </draw:frame>
        <draw:frame presentation:style-name="pr5" draw:text-style-name="P13" draw:layer="layout" svg:width="25.199cm" svg:height="15.21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earching</text:span> in a <text:span text:style-name="T2">balanced</text:span> binary search tree takes worst-case <text:span text:style-name="T15">O(log n)</text:span> running time:</text:p>
                <text:list>
                  <text:list-item>
                    <text:p text:style-name="P1"><text:span text:style-name="T2">Depth</text:span> of balanced tree is <text:span text:style-name="T15">log</text:span><text:span text:style-name="T47">2</text:span><text:span text:style-name="T15"> n</text:span></text:p>
                  </text:list-item>
                  <text:list-item>
                    <text:p text:style-name="P1"><text:span text:style-name="T30">Compare with </text:span><text:span text:style-name="T2">arrays</text:span><text:span text:style-name="T30">/</text:span><text:span text:style-name="T2">linked</text:span><text:span text:style-name="T30"> </text:span><text:span text:style-name="T2">lists</text:span><text:span text:style-name="T30">: </text:span><text:span text:style-name="T15">O(n)</text:span></text:p>
                  </text:list-item>
                </text:list>
              </text:list-item>
              <text:list-item>
                <text:p text:style-name="P1"><text:span text:style-name="T30">But depending on order of inserts, tree may be </text:span><text:span text:style-name="T2">unbalanced</text:span><text:span text:style-name="T30">:</text:span></text:p>
                <text:list>
                  <text:list-item>
                    <text:list>
                      <text:list-item>
                        <text:p text:style-name="P1"><text:span text:style-name="T30">Insert in </text:span><text:span text:style-name="T2">order</text:span><text:span text:style-name="T30">: </text:span><text:span text:style-name="T34">Ambrosia, Braeburn, Fuji, Gala</text:span><text:span text:style-name="T30">:</text:span></text:p>
                      </text:list-item>
                      <text:list-item>
                        <text:p text:style-name="P1"><text:span text:style-name="T30">Tree </text:span><text:span text:style-name="T2">degenerates</text:span><text:span text:style-name="T30"> to linked-list</text:span></text:p>
                      </text:list-item>
                      <text:list-item>
                        <text:p text:style-name="P1"><text:span text:style-name="T30">Searching becomes </text:span><text:span text:style-name="T15">O(n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0">Keeping a BST </text:span><text:span text:style-name="T2">balanced</text:span><text:span text:style-name="T30"> is a larger topic</text:span></text:p>
                <text:list>
                  <text:list-item>
                    <text:list>
                      <text:list-item>
                        <text:p text:style-name="P1"><text:span text:style-name="T30">e.g., </text:span><text:span text:style-name="T15">Splay-tre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3" draw:text-style-name="P36" draw:id="id68" draw:layer="layout" svg:width="1.783cm" svg:height="0.795cm" svg:x="23.966cm" svg:y="16.98cm">
          <text:p text:style-name="P20"><text:span text:style-name="T48">“</text:span><text:span text:style-name="T48">Fuji”</text:span></text:p>
        </draw:ellipse>
        <draw:ellipse draw:style-name="gr3" draw:text-style-name="P36" draw:id="id66" draw:layer="layout" svg:width="2.539cm" svg:height="0.713cm" svg:x="22.061cm" svg:y="15.792cm">
          <text:p text:style-name="P20"><text:span text:style-name="T48">“</text:span><text:span text:style-name="T48">Braeburn”</text:span></text:p>
        </draw:ellipse>
        <draw:ellipse draw:style-name="gr3" draw:text-style-name="P36" draw:id="id67" draw:layer="layout" svg:width="2.669cm" svg:height="0.714cm" svg:x="20.661cm" svg:y="14.6cm">
          <text:p text:style-name="P20"><text:span text:style-name="T48">“</text:span><text:span text:style-name="T48">Ambrosia”</text:span></text:p>
        </draw:ellipse>
        <draw:ellipse draw:style-name="gr3" draw:text-style-name="P36" draw:id="id69" draw:layer="layout" svg:width="1.784cm" svg:height="0.714cm" svg:x="25.235cm" svg:y="18.331cm">
          <text:p text:style-name="P20"><text:span text:style-name="T48">“</text:span><text:span text:style-name="T48">Gala”</text:span></text:p>
        </draw:ellipse>
        <draw:connector draw:style-name="gr2" draw:text-style-name="P37" draw:layer="layout" draw:type="line" svg:x1="23.33cm" svg:y1="15.792cm" svg:x2="21.995cm" svg:y2="15.314cm" draw:start-shape="id66" draw:start-glue-point="0" draw:end-shape="id67" draw:end-glue-point="2" svg:d="m23330 15792-1335-478">
          <text:p/>
        </draw:connector>
        <draw:connector draw:style-name="gr2" draw:text-style-name="P37" draw:layer="layout" draw:type="line" svg:x1="23.33cm" svg:y1="16.505cm" svg:x2="24.857cm" svg:y2="16.98cm" draw:start-shape="id66" draw:start-glue-point="2" draw:end-shape="id68" draw:end-glue-point="0" svg:d="m23330 16505 1527 475">
          <text:p/>
        </draw:connector>
        <draw:connector draw:style-name="gr2" draw:text-style-name="P37" draw:layer="layout" draw:type="line" svg:x1="26.127cm" svg:y1="18.331cm" svg:x2="24.857cm" svg:y2="17.775cm" draw:start-shape="id69" draw:start-glue-point="0" draw:end-shape="id68" draw:end-glue-point="2" svg:d="m26127 18331-1270-55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26T14:24:20</dc:date>
    <meta:editing-cycles>66</meta:editing-cycles>
    <meta:editing-duration>PT27H38M57S</meta:editing-duration>
    <meta:document-statistic meta:object-count="401"/>
    <meta:user-defined meta:name="Info 1"/>
    <meta:user-defined meta:name="Info 2"/>
    <meta:user-defined meta:name="Info 3"/>
    <meta:user-defined meta:name="Info 4"/>
  </office:meta>
</office:document-meta>
</file>